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8704890" table:style-name="ce5">
            <text:p>8.704.890</text:p>
          </table:table-cell>
          <table:table-cell office:value-type="float" office:value="1658600" table:style-name="ce5">
            <text:p>1.658.6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2694740" table:style-name="ce6">
            <text:p>12.694.740</text:p>
          </table:table-cell>
          <table:table-cell office:value-type="float" office:value="11548836" table:style-name="ce6">
            <text:p>11.548.836</text:p>
          </table:table-cell>
          <table:table-cell office:value-type="percentage" office:value="0.90973395280249936" table:style-name="ce7">
            <text:p>91,0%</text:p>
          </table:table-cell>
          <table:table-cell office:value-type="float" office:value="6434931" table:style-name="ce5">
            <text:p>6.434.931</text:p>
          </table:table-cell>
          <table:table-cell office:value-type="float" office:value="5694536" table:style-name="ce5">
            <text:p>5.694.536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414845" table:style-name="ce5">
            <text:p>1.414.845</text:p>
          </table:table-cell>
          <table:table-cell office:value-type="float" office:value="237600" table:style-name="ce5">
            <text:p>237.600</text:p>
          </table:table-cell>
          <table:table-cell office:value-type="float" office:value="285700" table:style-name="ce5">
            <text:p>285.700</text:p>
          </table:table-cell>
          <table:table-cell office:value-type="float" office:value="64700" table:style-name="ce5">
            <text:p>64.700</text:p>
          </table:table-cell>
          <table:table-cell office:value-type="float" office:value="2002845" table:style-name="ce6">
            <text:p>2.002.845</text:p>
          </table:table-cell>
          <table:table-cell office:value-type="float" office:value="1824300" table:style-name="ce6">
            <text:p>1.824.300</text:p>
          </table:table-cell>
          <table:table-cell office:value-type="percentage" office:value="0.91085430974438863" table:style-name="ce7">
            <text:p>91,1%</text:p>
          </table:table-cell>
          <table:table-cell office:value-type="float" office:value="1007413" table:style-name="ce5">
            <text:p>1.007.413</text:p>
          </table:table-cell>
          <table:table-cell office:value-type="float" office:value="920561" table:style-name="ce5">
            <text:p>920.561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129955" table:style-name="ce5">
            <text:p>1.129.955</text:p>
          </table:table-cell>
          <table:table-cell office:value-type="float" office:value="155400" table:style-name="ce5">
            <text:p>155.4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570955" table:style-name="ce6">
            <text:p>1.570.955</text:p>
          </table:table-cell>
          <table:table-cell office:value-type="float" office:value="1553978" table:style-name="ce6">
            <text:p>1.553.978</text:p>
          </table:table-cell>
          <table:table-cell office:value-type="percentage" office:value="0.98919319776823655" table:style-name="ce7">
            <text:p>98,9%</text:p>
          </table:table-cell>
          <table:table-cell office:value-type="float" office:value="837567" table:style-name="ce5">
            <text:p>837.567</text:p>
          </table:table-cell>
          <table:table-cell office:value-type="float" office:value="775001" table:style-name="ce5">
            <text:p>775.001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165680" table:style-name="ce5">
            <text:p>1.165.680</text:p>
          </table:table-cell>
          <table:table-cell office:value-type="float" office:value="278700" table:style-name="ce5">
            <text:p>278.7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763180" table:style-name="ce6">
            <text:p>1.763.180</text:p>
          </table:table-cell>
          <table:table-cell office:value-type="float" office:value="1477953" table:style-name="ce6">
            <text:p>1.477.953</text:p>
          </table:table-cell>
          <table:table-cell office:value-type="percentage" office:value="0.83823149082907022" table:style-name="ce7">
            <text:p>83,8%</text:p>
          </table:table-cell>
          <table:table-cell office:value-type="float" office:value="810975" table:style-name="ce5">
            <text:p>810.975</text:p>
          </table:table-cell>
          <table:table-cell office:value-type="float" office:value="749761" table:style-name="ce5">
            <text:p>749.761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160960" table:style-name="ce5">
            <text:p>2.160.960</text:p>
          </table:table-cell>
          <table:table-cell office:value-type="float" office:value="443900" table:style-name="ce5">
            <text:p>443.9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3242210" table:style-name="ce6">
            <text:p>3.242.210</text:p>
          </table:table-cell>
          <table:table-cell office:value-type="float" office:value="2868549" table:style-name="ce6">
            <text:p>2.868.549</text:p>
          </table:table-cell>
          <table:table-cell office:value-type="percentage" office:value="0.88475114196797866" table:style-name="ce7">
            <text:p>88,5%</text:p>
          </table:table-cell>
          <table:table-cell office:value-type="float" office:value="1593821" table:style-name="ce5">
            <text:p>1.593.821</text:p>
          </table:table-cell>
          <table:table-cell office:value-type="float" office:value="1420762" table:style-name="ce5">
            <text:p>1.420.762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624345" table:style-name="ce5">
            <text:p>624.345</text:p>
          </table:table-cell>
          <table:table-cell office:value-type="float" office:value="99000" table:style-name="ce5">
            <text:p>99.0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878495" table:style-name="ce6">
            <text:p>878.495</text:p>
          </table:table-cell>
          <table:table-cell office:value-type="float" office:value="795123" table:style-name="ce6">
            <text:p>795.123</text:p>
          </table:table-cell>
          <table:table-cell office:value-type="percentage" office:value="0.90509678484225864" table:style-name="ce7">
            <text:p>90,5%</text:p>
          </table:table-cell>
          <table:table-cell office:value-type="float" office:value="438587" table:style-name="ce5">
            <text:p>438.587</text:p>
          </table:table-cell>
          <table:table-cell office:value-type="float" office:value="387431" table:style-name="ce5">
            <text:p>387.431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649765" table:style-name="ce5">
            <text:p>2.649.765</text:p>
          </table:table-cell>
          <table:table-cell office:value-type="float" office:value="373900" table:style-name="ce5">
            <text:p>373.900</text:p>
          </table:table-cell>
          <table:table-cell office:value-type="float" office:value="514400" table:style-name="ce5">
            <text:p>514.400</text:p>
          </table:table-cell>
          <table:table-cell office:value-type="float" office:value="112850" table:style-name="ce5">
            <text:p>112.850</text:p>
          </table:table-cell>
          <table:table-cell office:value-type="float" office:value="3650915" table:style-name="ce6">
            <text:p>3.650.915</text:p>
          </table:table-cell>
          <table:table-cell office:value-type="float" office:value="3421168" table:style-name="ce6">
            <text:p>3.421.168</text:p>
          </table:table-cell>
          <table:table-cell office:value-type="percentage" office:value="0.93707139169221965" table:style-name="ce7">
            <text:p>93,7%</text:p>
          </table:table-cell>
          <table:table-cell office:value-type="float" office:value="1896751" table:style-name="ce5">
            <text:p>1.896.751</text:p>
          </table:table-cell>
          <table:table-cell office:value-type="float" office:value="1708440" table:style-name="ce5">
            <text:p>1.708.440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135115" table:style-name="ce5">
            <text:p>2.135.115</text:p>
          </table:table-cell>
          <table:table-cell office:value-type="float" office:value="387800" table:style-name="ce5">
            <text:p>387.800</text:p>
          </table:table-cell>
          <table:table-cell office:value-type="float" office:value="460900" table:style-name="ce5">
            <text:p>460.900</text:p>
          </table:table-cell>
          <table:table-cell office:value-type="float" office:value="101375" table:style-name="ce5">
            <text:p>101.375</text:p>
          </table:table-cell>
          <table:table-cell office:value-type="float" office:value="3085190" table:style-name="ce6">
            <text:p>3.085.190</text:p>
          </table:table-cell>
          <table:table-cell office:value-type="float" office:value="2746785" table:style-name="ce6">
            <text:p>2.746.785</text:p>
          </table:table-cell>
          <table:table-cell office:value-type="percentage" office:value="0.89031307634213774" table:style-name="ce7">
            <text:p>89,0%</text:p>
          </table:table-cell>
          <table:table-cell office:value-type="float" office:value="1546217" table:style-name="ce5">
            <text:p>1.546.217</text:p>
          </table:table-cell>
          <table:table-cell office:value-type="float" office:value="1350653" table:style-name="ce5">
            <text:p>1.350.653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8092340" table:style-name="ce5">
            <text:p>8.092.340</text:p>
          </table:table-cell>
          <table:table-cell office:value-type="float" office:value="1535500" table:style-name="ce5">
            <text:p>1.535.5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439500" table:style-name="ce5">
            <text:p>439.500</text:p>
          </table:table-cell>
          <table:table-cell office:value-type="float" office:value="11765440" table:style-name="ce6">
            <text:p>11.765.440</text:p>
          </table:table-cell>
          <table:table-cell office:value-type="float" office:value="9976690" table:style-name="ce6">
            <text:p>9.976.690</text:p>
          </table:table-cell>
          <table:table-cell office:value-type="percentage" office:value="0.84796573693801502" table:style-name="ce7">
            <text:p>84,8%</text:p>
          </table:table-cell>
          <table:table-cell office:value-type="float" office:value="5593132" table:style-name="ce5">
            <text:p>5.593.132</text:p>
          </table:table-cell>
          <table:table-cell office:value-type="float" office:value="4957377" table:style-name="ce5">
            <text:p>4.957.377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349430" table:style-name="ce5">
            <text:p>5.349.430</text:p>
          </table:table-cell>
          <table:table-cell office:value-type="float" office:value="1057200" table:style-name="ce5">
            <text:p>1.057.200</text:p>
          </table:table-cell>
          <table:table-cell office:value-type="float" office:value="906800" table:style-name="ce5">
            <text:p>906.800</text:p>
          </table:table-cell>
          <table:table-cell office:value-type="float" office:value="307250" table:style-name="ce5">
            <text:p>307.250</text:p>
          </table:table-cell>
          <table:table-cell office:value-type="float" office:value="7620680" table:style-name="ce6">
            <text:p>7.620.680</text:p>
          </table:table-cell>
          <table:table-cell office:value-type="float" office:value="6747401" table:style-name="ce6">
            <text:p>6.747.401</text:p>
          </table:table-cell>
          <table:table-cell office:value-type="percentage" office:value="0.88540668286819546" table:style-name="ce7">
            <text:p>88,5%</text:p>
          </table:table-cell>
          <table:table-cell office:value-type="float" office:value="3879583" table:style-name="ce5">
            <text:p>3.879.583</text:p>
          </table:table-cell>
          <table:table-cell office:value-type="float" office:value="3260475" table:style-name="ce5">
            <text:p>3.260.475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135565" table:style-name="ce5">
            <text:p>1.135.565</text:p>
          </table:table-cell>
          <table:table-cell office:value-type="float" office:value="187900" table:style-name="ce5">
            <text:p>187.900</text:p>
          </table:table-cell>
          <table:table-cell office:value-type="float" office:value="228000" table:style-name="ce5">
            <text:p>228.000</text:p>
          </table:table-cell>
          <table:table-cell office:value-type="float" office:value="51750" table:style-name="ce5">
            <text:p>51.750</text:p>
          </table:table-cell>
          <table:table-cell office:value-type="float" office:value="1603215" table:style-name="ce6">
            <text:p>1.603.215</text:p>
          </table:table-cell>
          <table:table-cell office:value-type="float" office:value="1535334" table:style-name="ce6">
            <text:p>1.535.334</text:p>
          </table:table-cell>
          <table:table-cell office:value-type="percentage" office:value="0.95765945303655464" table:style-name="ce7">
            <text:p>95,8%</text:p>
          </table:table-cell>
          <table:table-cell office:value-type="float" office:value="857413" table:style-name="ce5">
            <text:p>857.413</text:p>
          </table:table-cell>
          <table:table-cell office:value-type="float" office:value="755650" table:style-name="ce5">
            <text:p>755.650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911075" table:style-name="ce5">
            <text:p>2.911.075</text:p>
          </table:table-cell>
          <table:table-cell office:value-type="float" office:value="436400" table:style-name="ce5">
            <text:p>436.400</text:p>
          </table:table-cell>
          <table:table-cell office:value-type="float" office:value="573400" table:style-name="ce5">
            <text:p>573.400</text:p>
          </table:table-cell>
          <table:table-cell office:value-type="float" office:value="131800" table:style-name="ce5">
            <text:p>131.800</text:p>
          </table:table-cell>
          <table:table-cell office:value-type="float" office:value="4052675" table:style-name="ce6">
            <text:p>4.052.675</text:p>
          </table:table-cell>
          <table:table-cell office:value-type="float" office:value="3917623" table:style-name="ce6">
            <text:p>3.917.623</text:p>
          </table:table-cell>
          <table:table-cell office:value-type="percentage" office:value="0.96667583756407804" table:style-name="ce7">
            <text:p>96,7%</text:p>
          </table:table-cell>
          <table:table-cell office:value-type="float" office:value="2173223" table:style-name="ce5">
            <text:p>2.173.223</text:p>
          </table:table-cell>
          <table:table-cell office:value-type="float" office:value="1921206" table:style-name="ce5">
            <text:p>1.921.206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46385" table:style-name="ce5">
            <text:p>346.385</text:p>
          </table:table-cell>
          <table:table-cell office:value-type="float" office:value="58600" table:style-name="ce5">
            <text:p>58.600</text:p>
          </table:table-cell>
          <table:table-cell office:value-type="float" office:value="61400" table:style-name="ce5">
            <text:p>61.400</text:p>
          </table:table-cell>
          <table:table-cell office:value-type="float" office:value="15200" table:style-name="ce5">
            <text:p>15.200</text:p>
          </table:table-cell>
          <table:table-cell office:value-type="float" office:value="481585" table:style-name="ce6">
            <text:p>481.585</text:p>
          </table:table-cell>
          <table:table-cell office:value-type="float" office:value="428698" table:style-name="ce6">
            <text:p>428.698</text:p>
          </table:table-cell>
          <table:table-cell office:value-type="percentage" office:value="0.89018138023401894" table:style-name="ce7">
            <text:p>89,0%</text:p>
          </table:table-cell>
          <table:table-cell office:value-type="float" office:value="244611" table:style-name="ce5">
            <text:p>244.611</text:p>
          </table:table-cell>
          <table:table-cell office:value-type="float" office:value="214836" table:style-name="ce5">
            <text:p>214.836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7115859" table:style-name="ce5">
            <text:p>7.115.859</text:p>
          </table:table-cell>
          <table:table-cell office:value-type="float" office:value="1455000" table:style-name="ce5">
            <text:p>1.455.0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81450" table:style-name="ce5">
            <text:p>381.450</text:p>
          </table:table-cell>
          <table:table-cell office:value-type="float" office:value="10261709" table:style-name="ce6">
            <text:p>10.261.709</text:p>
          </table:table-cell>
          <table:table-cell office:value-type="float" office:value="8826101" table:style-name="ce6">
            <text:p>8.826.101</text:p>
          </table:table-cell>
          <table:table-cell office:value-type="percentage" office:value="0.86010049593103843" table:style-name="ce7">
            <text:p>86,0%</text:p>
          </table:table-cell>
          <table:table-cell office:value-type="float" office:value="4998713" table:style-name="ce5">
            <text:p>4.998.713</text:p>
          </table:table-cell>
          <table:table-cell office:value-type="float" office:value="4457179" table:style-name="ce5">
            <text:p>4.457.179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575545" table:style-name="ce5">
            <text:p>1.575.545</text:p>
          </table:table-cell>
          <table:table-cell office:value-type="float" office:value="354400" table:style-name="ce5">
            <text:p>354.4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2277945" table:style-name="ce6">
            <text:p>2.277.945</text:p>
          </table:table-cell>
          <table:table-cell office:value-type="float" office:value="1988971" table:style-name="ce6">
            <text:p>1.988.971</text:p>
          </table:table-cell>
          <table:table-cell office:value-type="percentage" office:value="0.87314267903746579" table:style-name="ce7">
            <text:p>87,3%</text:p>
          </table:table-cell>
          <table:table-cell office:value-type="float" office:value="1128420" table:style-name="ce5">
            <text:p>1.128.420</text:p>
          </table:table-cell>
          <table:table-cell office:value-type="float" office:value="924914" table:style-name="ce5">
            <text:p>924.914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687525" table:style-name="ce5">
            <text:p>687.525</text:p>
          </table:table-cell>
          <table:table-cell office:value-type="float" office:value="132400" table:style-name="ce5">
            <text:p>132.400</text:p>
          </table:table-cell>
          <table:table-cell office:value-type="float" office:value="145700" table:style-name="ce5">
            <text:p>145.700</text:p>
          </table:table-cell>
          <table:table-cell office:value-type="float" office:value="32750" table:style-name="ce5">
            <text:p>32.750</text:p>
          </table:table-cell>
          <table:table-cell office:value-type="float" office:value="998375" table:style-name="ce6">
            <text:p>998.375</text:p>
          </table:table-cell>
          <table:table-cell office:value-type="float" office:value="892392" table:style-name="ce6">
            <text:p>892.392</text:p>
          </table:table-cell>
          <table:table-cell office:value-type="percentage" office:value="0.89384449730812565" table:style-name="ce7">
            <text:p>89,4%</text:p>
          </table:table-cell>
          <table:table-cell office:value-type="float" office:value="498120" table:style-name="ce5">
            <text:p>498.120</text:p>
          </table:table-cell>
          <table:table-cell office:value-type="float" office:value="447467" table:style-name="ce5">
            <text:p>447.467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326950" table:style-name="ce5">
            <text:p>2.326.950</text:p>
          </table:table-cell>
          <table:table-cell office:value-type="float" office:value="444700" table:style-name="ce5">
            <text:p>444.700</text:p>
          </table:table-cell>
          <table:table-cell office:value-type="float" office:value="444200" table:style-name="ce5">
            <text:p>444.200</text:p>
          </table:table-cell>
          <table:table-cell office:value-type="float" office:value="110850" table:style-name="ce5">
            <text:p>110.850</text:p>
          </table:table-cell>
          <table:table-cell office:value-type="float" office:value="3326700" table:style-name="ce6">
            <text:p>3.326.700</text:p>
          </table:table-cell>
          <table:table-cell office:value-type="float" office:value="3019879" table:style-name="ce6">
            <text:p>3.019.879</text:p>
          </table:table-cell>
          <table:table-cell office:value-type="percentage" office:value="0.90777016262362098" table:style-name="ce7">
            <text:p>90,8%</text:p>
          </table:table-cell>
          <table:table-cell office:value-type="float" office:value="1687186" table:style-name="ce5">
            <text:p>1.687.186</text:p>
          </table:table-cell>
          <table:table-cell office:value-type="float" office:value="1520990" table:style-name="ce5">
            <text:p>1.520.990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88560" table:style-name="ce5">
            <text:p>88.560</text:p>
          </table:table-cell>
          <table:table-cell office:value-type="float" office:value="18400" table:style-name="ce5">
            <text:p>18.4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29210" table:style-name="ce6">
            <text:p>129.210</text:p>
          </table:table-cell>
          <table:table-cell office:value-type="float" office:value="101019" table:style-name="ce6">
            <text:p>101.019</text:p>
          </table:table-cell>
          <table:table-cell office:value-type="percentage" office:value="0.78182029254701646" table:style-name="ce7">
            <text:p>78,2%</text:p>
          </table:table-cell>
          <table:table-cell office:value-type="float" office:value="56905" table:style-name="ce5">
            <text:p>56.905</text:p>
          </table:table-cell>
          <table:table-cell office:value-type="float" office:value="50577" table:style-name="ce5">
            <text:p>50.577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89730" table:style-name="ce5">
            <text:p>89.730</text:p>
          </table:table-cell>
          <table:table-cell office:value-type="float" office:value="19300" table:style-name="ce5">
            <text:p>19.3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29880" table:style-name="ce6">
            <text:p>129.880</text:p>
          </table:table-cell>
          <table:table-cell office:value-type="float" office:value="92718" table:style-name="ce6">
            <text:p>92.718</text:p>
          </table:table-cell>
          <table:table-cell office:value-type="percentage" office:value="0.71387434554973817" table:style-name="ce7">
            <text:p>71,4%</text:p>
          </table:table-cell>
          <table:table-cell office:value-type="float" office:value="53134" table:style-name="ce5">
            <text:p>53.134</text:p>
          </table:table-cell>
          <table:table-cell office:value-type="float" office:value="47895" table:style-name="ce5">
            <text:p>47.895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3900" table:style-name="ce5">
            <text:p>103.900</text:p>
          </table:table-cell>
          <table:table-cell office:value-type="float" office:value="2000" table:style-name="ce5">
            <text:p>2.000</text:p>
          </table:table-cell>
          <table:table-cell office:value-type="float" office:value="213568" table:style-name="ce6">
            <text:p>213.568</text:p>
          </table:table-cell>
          <table:table-cell office:value-type="float" office:value="170171" table:style-name="ce6">
            <text:p>170.171</text:p>
          </table:table-cell>
          <table:table-cell office:value-type="percentage" office:value="0.79680008240934974" table:style-name="ce7">
            <text:p>79,7%</text:p>
          </table:table-cell>
          <table:table-cell office:value-type="float" office:value="91449" table:style-name="ce5">
            <text:p>91.449</text:p>
          </table:table-cell>
          <table:table-cell office:value-type="float" office:value="84844" table:style-name="ce5">
            <text:p>84.844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180" table:style-name="ce5">
            <text:p>4.180</text:p>
          </table:table-cell>
          <table:table-cell office:value-type="float" office:value="0" table:style-name="ce5">
            <text:p>0</text:p>
          </table:table-cell>
          <table:table-cell office:value-type="float" office:value="2710" table:style-name="ce5">
            <text:p>2.710</text:p>
          </table:table-cell>
          <table:table-cell office:value-type="float" office:value="6890" table:style-name="ce6">
            <text:p>6.890</text:p>
          </table:table-cell>
          <table:table-cell office:value-type="float" office:value="4713" table:style-name="ce6">
            <text:p>4.713</text:p>
          </table:table-cell>
          <table:table-cell office:value-type="percentage" office:value="0.68403483309143687" table:style-name="ce7">
            <text:p>68,4%</text:p>
          </table:table-cell>
          <table:table-cell office:value-type="float" office:value="3578" table:style-name="ce5">
            <text:p>3.578</text:p>
          </table:table-cell>
          <table:table-cell office:value-type="float" office:value="3088" table:style-name="ce5">
            <text:p>3.088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49753887" table:style-name="ce11">
            <text:p>49.753.887</text:p>
          </table:table-cell>
          <table:table-cell office:value-type="float" office:value="9397180" table:style-name="ce12">
            <text:p>9.397.180</text:p>
          </table:table-cell>
          <table:table-cell office:value-type="float" office:value="9957000" table:style-name="ce13">
            <text:p>9.957.000</text:p>
          </table:table-cell>
          <table:table-cell office:value-type="float" office:value="2648335" table:style-name="ce14">
            <text:p>2.648.335</text:p>
          </table:table-cell>
          <table:table-cell office:value-type="float" office:value="71756402" table:style-name="ce15">
            <text:p>71.756.402</text:p>
          </table:table-cell>
          <table:table-cell office:value-type="float" office:value="63938402" table:style-name="ce15">
            <text:p>63.938.402</text:p>
          </table:table-cell>
          <table:table-cell office:value-type="percentage" office:value="0.89104804892530709" table:style-name="ce16">
            <text:p>89,1%</text:p>
          </table:table-cell>
          <table:table-cell office:value-type="float" office:value="35831729" table:style-name="ce15">
            <text:p>35.831.729</text:p>
          </table:table-cell>
          <table:table-cell office:value-type="float" office:value="31653643" table:style-name="ce15">
            <text:p>31.653.643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397216" table:style-name="ce23">
            <text:p>4.397.216</text:p>
          </table:table-cell>
          <table:table-cell office:value-type="percentage" office:value="0.94968596246495007" table:style-name="ce24">
            <text:p>95,0%</text:p>
          </table:table-cell>
          <table:table-cell office:value-type="float" office:value="4310848" table:style-name="ce23">
            <text:p>4.310.848</text:p>
          </table:table-cell>
          <table:table-cell office:value-type="percentage" office:value="0.93103268793711857" table:style-name="ce24">
            <text:p>93,1%</text:p>
          </table:table-cell>
          <table:table-cell office:value-type="date" office:date-value="2021-08-23T00:00:00" table:style-name="ce25">
            <text:p>2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36116" table:style-name="ce5">
            <text:p>736.116</text:p>
          </table:table-cell>
          <table:table-cell office:value-type="percentage" office:value="0.93494280728225998" table:style-name="ce26">
            <text:p>93,5%</text:p>
          </table:table-cell>
          <table:table-cell office:value-type="float" office:value="719175" table:style-name="ce5">
            <text:p>719.175</text:p>
          </table:table-cell>
          <table:table-cell office:value-type="percentage" office:value="0.91342600001524121" table:style-name="ce26">
            <text:p>91,3%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46851" table:style-name="ce5">
            <text:p>646.851</text:p>
          </table:table-cell>
          <table:table-cell office:value-type="percentage" office:value="0.95636379765363377" table:style-name="ce26">
            <text:p>95,6%</text:p>
          </table:table-cell>
          <table:table-cell office:value-type="float" office:value="638414" table:style-name="ce5">
            <text:p>638.414</text:p>
          </table:table-cell>
          <table:table-cell office:value-type="percentage" office:value="0.94388976366311095" table:style-name="ce26">
            <text:p>94,4%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45868" table:style-name="ce5">
            <text:p>545.868</text:p>
          </table:table-cell>
          <table:table-cell office:value-type="percentage" office:value="0.88148719919645768" table:style-name="ce26">
            <text:p>88,1%</text:p>
          </table:table-cell>
          <table:table-cell office:value-type="float" office:value="527847" table:style-name="ce5">
            <text:p>527.847</text:p>
          </table:table-cell>
          <table:table-cell office:value-type="percentage" office:value="0.85238624289068532" table:style-name="ce26">
            <text:p>85,2%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86018" table:style-name="ce5">
            <text:p>1.086.018</text:p>
          </table:table-cell>
          <table:table-cell office:value-type="percentage" office:value="0.89142449078425179" table:style-name="ce26">
            <text:p>89,1%</text:p>
          </table:table-cell>
          <table:table-cell office:value-type="float" office:value="1051111" table:style-name="ce5">
            <text:p>1.051.111</text:p>
          </table:table-cell>
          <table:table-cell office:value-type="percentage" office:value="0.86277215288579534" table:style-name="ce26">
            <text:p>86,3%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40512" table:style-name="ce5">
            <text:p>340.512</text:p>
          </table:table-cell>
          <table:table-cell office:value-type="percentage" office:value="0.94801022311560024" table:style-name="ce26">
            <text:p>94,8%</text:p>
          </table:table-cell>
          <table:table-cell office:value-type="float" office:value="333635" table:style-name="ce5">
            <text:p>333.635</text:p>
          </table:table-cell>
          <table:table-cell office:value-type="percentage" office:value="0.92886415394809374" table:style-name="ce26">
            <text:p>92,9%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56465" table:style-name="ce5">
            <text:p>1.456.465</text:p>
          </table:table-cell>
          <table:table-cell office:value-type="percentage" office:value="0.95061946764030536" table:style-name="ce26">
            <text:p>95,1%</text:p>
          </table:table-cell>
          <table:table-cell office:value-type="float" office:value="1429510" table:style-name="ce5">
            <text:p>1.429.510</text:p>
          </table:table-cell>
          <table:table-cell office:value-type="percentage" office:value="0.93302622114949074" table:style-name="ce26">
            <text:p>93,3%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79264" table:style-name="ce5">
            <text:p>1.079.264</text:p>
          </table:table-cell>
          <table:table-cell office:value-type="percentage" office:value="0.93782009728698268" table:style-name="ce26">
            <text:p>93,8%</text:p>
          </table:table-cell>
          <table:table-cell office:value-type="float" office:value="1038467" table:style-name="ce5">
            <text:p>1.038.467</text:p>
          </table:table-cell>
          <table:table-cell office:value-type="percentage" office:value="0.90236978438020821" table:style-name="ce26">
            <text:p>90,2%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946969" table:style-name="ce5">
            <text:p>3.946.969</text:p>
          </table:table-cell>
          <table:table-cell office:value-type="percentage" office:value="0.91183352981686716" table:style-name="ce26">
            <text:p>91,2%</text:p>
          </table:table-cell>
          <table:table-cell office:value-type="float" office:value="3791712" table:style-name="ce5">
            <text:p>3.791.712</text:p>
          </table:table-cell>
          <table:table-cell office:value-type="percentage" office:value="0.87596587077551735" table:style-name="ce26">
            <text:p>87,6%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41436" table:style-name="ce5">
            <text:p>2.741.436</text:p>
          </table:table-cell>
          <table:table-cell office:value-type="percentage" office:value="0.94563481811066619" table:style-name="ce26">
            <text:p>94,6%</text:p>
          </table:table-cell>
          <table:table-cell office:value-type="float" office:value="2670787" table:style-name="ce5">
            <text:p>2.670.787</text:p>
          </table:table-cell>
          <table:table-cell office:value-type="percentage" office:value="0.92126505194990205" table:style-name="ce26">
            <text:p>92,1%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09864" table:style-name="ce5">
            <text:p>609.864</text:p>
          </table:table-cell>
          <table:table-cell office:value-type="percentage" office:value="0.98066532880518675" table:style-name="ce26">
            <text:p>98,1%</text:p>
          </table:table-cell>
          <table:table-cell office:value-type="float" office:value="600134" table:style-name="ce5">
            <text:p>600.134</text:p>
          </table:table-cell>
          <table:table-cell office:value-type="percentage" office:value="0.9650194247195637" table:style-name="ce26">
            <text:p>96,5%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55935" table:style-name="ce5">
            <text:p>1.655.935</text:p>
          </table:table-cell>
          <table:table-cell office:value-type="percentage" office:value="0.96269637654998164" table:style-name="ce26">
            <text:p>96,3%</text:p>
          </table:table-cell>
          <table:table-cell office:value-type="float" office:value="1638419" table:style-name="ce5">
            <text:p>1.638.419</text:p>
          </table:table-cell>
          <table:table-cell office:value-type="percentage" office:value="0.9525132535822024" table:style-name="ce26">
            <text:p>95,3%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80612" table:style-name="ce5">
            <text:p>180.612</text:p>
          </table:table-cell>
          <table:table-cell office:value-type="percentage" office:value="0.95733617440806529" table:style-name="ce26">
            <text:p>95,7%</text:p>
          </table:table-cell>
          <table:table-cell office:value-type="float" office:value="175731" table:style-name="ce5">
            <text:p>175.731</text:p>
          </table:table-cell>
          <table:table-cell office:value-type="percentage" office:value="0.93146437260483084" table:style-name="ce26">
            <text:p>93,1%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87673" table:style-name="ce5">
            <text:p>3.487.673</text:p>
          </table:table-cell>
          <table:table-cell office:value-type="percentage" office:value="0.93446177671557329" table:style-name="ce26">
            <text:p>93,4%</text:p>
          </table:table-cell>
          <table:table-cell office:value-type="float" office:value="3401613" table:style-name="ce5">
            <text:p>3.401.613</text:p>
          </table:table-cell>
          <table:table-cell office:value-type="percentage" office:value="0.91140348526905801" table:style-name="ce26">
            <text:p>91,1%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50925" table:style-name="ce5">
            <text:p>750.925</text:p>
          </table:table-cell>
          <table:table-cell office:value-type="percentage" office:value="0.95417107162461623" table:style-name="ce26">
            <text:p>95,4%</text:p>
          </table:table-cell>
          <table:table-cell office:value-type="float" office:value="701359" table:style-name="ce5">
            <text:p>701.359</text:p>
          </table:table-cell>
          <table:table-cell office:value-type="percentage" office:value="0.89118949112570389" table:style-name="ce26">
            <text:p>89,1%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52452" table:style-name="ce5">
            <text:p>352.452</text:p>
          </table:table-cell>
          <table:table-cell office:value-type="percentage" office:value="0.93862550532892319" table:style-name="ce26">
            <text:p>93,9%</text:p>
          </table:table-cell>
          <table:table-cell office:value-type="float" office:value="345177" table:style-name="ce5">
            <text:p>345.177</text:p>
          </table:table-cell>
          <table:table-cell office:value-type="percentage" office:value="0.91925123436076894" table:style-name="ce26">
            <text:p>91,9%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80846" table:style-name="ce5">
            <text:p>1.280.846</text:p>
          </table:table-cell>
          <table:table-cell office:value-type="percentage" office:value="0.94648921862761037" table:style-name="ce26">
            <text:p>94,6%</text:p>
          </table:table-cell>
          <table:table-cell office:value-type="float" office:value="1259893" table:style-name="ce5">
            <text:p>1.259.893</text:p>
          </table:table-cell>
          <table:table-cell office:value-type="percentage" office:value="0.93100586731300716" table:style-name="ce26">
            <text:p>93,1%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4693" table:style-name="ce5">
            <text:p>34.693</text:p>
          </table:table-cell>
          <table:table-cell office:value-type="percentage" office:value="0.89006619118477093" table:style-name="ce26">
            <text:p>89,0%</text:p>
          </table:table-cell>
          <table:table-cell office:value-type="float" office:value="33318" table:style-name="ce5">
            <text:p>33.318</text:p>
          </table:table-cell>
          <table:table-cell office:value-type="percentage" office:value="0.8547898814715994" table:style-name="ce26">
            <text:p>85,5%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1399" table:style-name="ce5">
            <text:p>31.399</text:p>
          </table:table-cell>
          <table:table-cell office:value-type="percentage" office:value="0.84349227669576898" table:style-name="ce26">
            <text:p>84,3%</text:p>
          </table:table-cell>
          <table:table-cell office:value-type="float" office:value="30541" table:style-name="ce5">
            <text:p>30.541</text:p>
          </table:table-cell>
          <table:table-cell office:value-type="percentage" office:value="0.82044325050369371" table:style-name="ce26">
            <text:p>82,0%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884" table:style-name="ce5">
            <text:p>34.884</text:p>
          </table:table-cell>
          <table:table-cell office:value-type="string" table:style-name="ce26">
            <text:p>-</text:p>
          </table:table-cell>
          <table:table-cell office:value-type="float" office:value="33020" table:style-name="ce5">
            <text:p>33.020</text:p>
          </table:table-cell>
          <table:table-cell office:value-type="string" table:style-name="ce26">
            <text:p>-</text:p>
          </table:table-cell>
          <table:table-cell office:value-type="date" office:date-value="2021-08-23T00:00:00" table:style-name="ce8">
            <text:p>23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550" table:style-name="ce5">
            <text:p>1.550</text:p>
          </table:table-cell>
          <table:table-cell office:value-type="string" table:style-name="ce26">
            <text:p>-</text:p>
          </table:table-cell>
          <table:table-cell office:value-type="float" office:value="1420" table:style-name="ce5">
            <text:p>1.420</text:p>
          </table:table-cell>
          <table:table-cell office:value-type="string" table:style-name="ce26">
            <text:p>-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397548" table:style-name="ce15">
            <text:p>25.397.548</text:p>
          </table:table-cell>
          <table:table-cell office:value-type="percentage" office:value="0.93869958631876627" table:style-name="ce16">
            <text:p>93,9%</text:p>
          </table:table-cell>
          <table:table-cell office:value-type="float" office:value="24732131" table:style-name="ce15">
            <text:p>24.732.131</text:p>
          </table:table-cell>
          <table:table-cell office:value-type="percentage" office:value="0.91410561123780676" table:style-name="ce16">
            <text:p>91,4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3075" table:style-name="ce35">
            <text:p>433.075</text:p>
          </table:table-cell>
          <table:table-cell office:value-type="percentage" office:value="1" table:style-name="ce36">
            <text:p>100,0%</text:p>
          </table:table-cell>
          <table:table-cell office:value-type="float" office:value="651464" table:style-name="ce35">
            <text:p>651.464</text:p>
          </table:table-cell>
          <table:table-cell office:value-type="percentage" office:value="1" table:style-name="ce36">
            <text:p>100,0%</text:p>
          </table:table-cell>
          <table:table-cell office:value-type="float" office:value="917524" table:style-name="ce35">
            <text:p>917.524</text:p>
          </table:table-cell>
          <table:table-cell office:value-type="percentage" office:value="1" table:style-name="ce36">
            <text:p>100,0%</text:p>
          </table:table-cell>
          <table:table-cell office:value-type="float" office:value="1189991" table:style-name="ce35">
            <text:p>1.189.991</text:p>
          </table:table-cell>
          <table:table-cell office:value-type="percentage" office:value="0.94068873164951416" table:style-name="ce36">
            <text:p>94,1%</text:p>
          </table:table-cell>
          <table:table-cell office:value-type="float" office:value="1205162" table:style-name="ce35">
            <text:p>1.205.162</text:p>
          </table:table-cell>
          <table:table-cell office:value-type="percentage" office:value="0.87008145177942031" table:style-name="ce36">
            <text:p>87,0%</text:p>
          </table:table-cell>
          <table:table-cell office:value-type="float" office:value="864917" table:style-name="ce35">
            <text:p>864.917</text:p>
          </table:table-cell>
          <table:table-cell office:value-type="percentage" office:value="0.75855473124852546" table:style-name="ce36">
            <text:p>75,9%</text:p>
          </table:table-cell>
          <table:table-cell office:value-type="float" office:value="671956" table:style-name="ce35">
            <text:p>671.956</text:p>
          </table:table-cell>
          <table:table-cell office:value-type="percentage" office:value="0.72356655525309255" table:style-name="ce36">
            <text:p>72,4%</text:p>
          </table:table-cell>
          <table:table-cell office:value-type="float" office:value="500842" table:style-name="ce35">
            <text:p>500.842</text:p>
          </table:table-cell>
          <table:table-cell office:value-type="percentage" office:value="0.66521097559193898" table:style-name="ce36">
            <text:p>66,5%</text:p>
          </table:table-cell>
          <table:table-cell office:value-type="float" office:value="6434931" table:style-name="ce35">
            <text:p>6.434.931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6352020773016547" table:style-name="ce36">
            <text:p>86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1024" table:style-name="ce38">
            <text:p>101.024</text:p>
          </table:table-cell>
          <table:table-cell office:value-type="percentage" office:value="1" table:style-name="ce39">
            <text:p>100,0%</text:p>
          </table:table-cell>
          <table:table-cell office:value-type="float" office:value="118842" table:style-name="ce38">
            <text:p>118.842</text:p>
          </table:table-cell>
          <table:table-cell office:value-type="percentage" office:value="0.99905006094741711" table:style-name="ce39">
            <text:p>99,9%</text:p>
          </table:table-cell>
          <table:table-cell office:value-type="float" office:value="152790" table:style-name="ce38">
            <text:p>152.790</text:p>
          </table:table-cell>
          <table:table-cell office:value-type="percentage" office:value="0.97712432930221849" table:style-name="ce39">
            <text:p>97,7%</text:p>
          </table:table-cell>
          <table:table-cell office:value-type="float" office:value="182100" table:style-name="ce38">
            <text:p>182.100</text:p>
          </table:table-cell>
          <table:table-cell office:value-type="percentage" office:value="0.91846307485902778" table:style-name="ce39">
            <text:p>91,8%</text:p>
          </table:table-cell>
          <table:table-cell office:value-type="float" office:value="181360" table:style-name="ce38">
            <text:p>181.360</text:p>
          </table:table-cell>
          <table:table-cell office:value-type="percentage" office:value="0.84375857785552444" table:style-name="ce39">
            <text:p>84,4%</text:p>
          </table:table-cell>
          <table:table-cell office:value-type="float" office:value="116354" table:style-name="ce38">
            <text:p>116.354</text:p>
          </table:table-cell>
          <table:table-cell office:value-type="percentage" office:value="0.70824050740781319" table:style-name="ce39">
            <text:p>70,8%</text:p>
          </table:table-cell>
          <table:table-cell office:value-type="float" office:value="91469" table:style-name="ce38">
            <text:p>91.469</text:p>
          </table:table-cell>
          <table:table-cell office:value-type="percentage" office:value="0.70144400733123213" table:style-name="ce39">
            <text:p>70,1%</text:p>
          </table:table-cell>
          <table:table-cell office:value-type="float" office:value="63474" table:style-name="ce38">
            <text:p>63.474</text:p>
          </table:table-cell>
          <table:table-cell office:value-type="percentage" office:value="0.61560096596805325" table:style-name="ce39">
            <text:p>61,6%</text:p>
          </table:table-cell>
          <table:table-cell office:value-type="float" office:value="1007413" table:style-name="ce38">
            <text:p>1.007.413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5004142991425446" table:style-name="ce39">
            <text:p>85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743" table:style-name="ce38">
            <text:p>88.743</text:p>
          </table:table-cell>
          <table:table-cell office:value-type="percentage" office:value="1" table:style-name="ce39">
            <text:p>100,0%</text:p>
          </table:table-cell>
          <table:table-cell office:value-type="float" office:value="114013" table:style-name="ce38">
            <text:p>114.013</text:p>
          </table:table-cell>
          <table:table-cell office:value-type="percentage" office:value="1" table:style-name="ce39">
            <text:p>100,0%</text:p>
          </table:table-cell>
          <table:table-cell office:value-type="float" office:value="146443" table:style-name="ce38">
            <text:p>146.443</text:p>
          </table:table-cell>
          <table:table-cell office:value-type="percentage" office:value="0.97855691871809269" table:style-name="ce39">
            <text:p>97,9%</text:p>
          </table:table-cell>
          <table:table-cell office:value-type="float" office:value="150767" table:style-name="ce38">
            <text:p>150.767</text:p>
          </table:table-cell>
          <table:table-cell office:value-type="percentage" office:value="0.9269697808109687" table:style-name="ce39">
            <text:p>92,7%</text:p>
          </table:table-cell>
          <table:table-cell office:value-type="float" office:value="146885" table:style-name="ce38">
            <text:p>146.885</text:p>
          </table:table-cell>
          <table:table-cell office:value-type="percentage" office:value="0.87958776715191656" table:style-name="ce39">
            <text:p>88,0%</text:p>
          </table:table-cell>
          <table:table-cell office:value-type="float" office:value="86002" table:style-name="ce38">
            <text:p>86.002</text:p>
          </table:table-cell>
          <table:table-cell office:value-type="percentage" office:value="0.75143074328752046" table:style-name="ce39">
            <text:p>75,1%</text:p>
          </table:table-cell>
          <table:table-cell office:value-type="float" office:value="58616" table:style-name="ce38">
            <text:p>58.616</text:p>
          </table:table-cell>
          <table:table-cell office:value-type="percentage" office:value="0.7409336249067765" table:style-name="ce39">
            <text:p>74,1%</text:p>
          </table:table-cell>
          <table:table-cell office:value-type="float" office:value="46098" table:style-name="ce38">
            <text:p>46.098</text:p>
          </table:table-cell>
          <table:table-cell office:value-type="percentage" office:value="0.72028124999999998" table:style-name="ce39">
            <text:p>72,0%</text:p>
          </table:table-cell>
          <table:table-cell office:value-type="float" office:value="837567" table:style-name="ce38">
            <text:p>837.567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9682277094462415" table:style-name="ce39">
            <text:p>89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201" table:style-name="ce38">
            <text:p>51.201</text:p>
          </table:table-cell>
          <table:table-cell office:value-type="percentage" office:value="1" table:style-name="ce39">
            <text:p>100,0%</text:p>
          </table:table-cell>
          <table:table-cell office:value-type="float" office:value="78703" table:style-name="ce38">
            <text:p>78.703</text:p>
          </table:table-cell>
          <table:table-cell office:value-type="percentage" office:value="0.97748273635053906" table:style-name="ce39">
            <text:p>97,7%</text:p>
          </table:table-cell>
          <table:table-cell office:value-type="float" office:value="108810" table:style-name="ce38">
            <text:p>108.810</text:p>
          </table:table-cell>
          <table:table-cell office:value-type="percentage" office:value="0.92816746423727514" table:style-name="ce39">
            <text:p>92,8%</text:p>
          </table:table-cell>
          <table:table-cell office:value-type="float" office:value="146780" table:style-name="ce38">
            <text:p>146.780</text:p>
          </table:table-cell>
          <table:table-cell office:value-type="percentage" office:value="0.88529949275318609" table:style-name="ce39">
            <text:p>88,5%</text:p>
          </table:table-cell>
          <table:table-cell office:value-type="float" office:value="160374" table:style-name="ce38">
            <text:p>160.374</text:p>
          </table:table-cell>
          <table:table-cell office:value-type="percentage" office:value="0.77786508352249573" table:style-name="ce39">
            <text:p>77,8%</text:p>
          </table:table-cell>
          <table:table-cell office:value-type="float" office:value="115793" table:style-name="ce38">
            <text:p>115.793</text:p>
          </table:table-cell>
          <table:table-cell office:value-type="percentage" office:value="0.63557224170769588" table:style-name="ce39">
            <text:p>63,6%</text:p>
          </table:table-cell>
          <table:table-cell office:value-type="float" office:value="86278" table:style-name="ce38">
            <text:p>86.278</text:p>
          </table:table-cell>
          <table:table-cell office:value-type="percentage" office:value="0.62546577547085003" table:style-name="ce39">
            <text:p>62,5%</text:p>
          </table:table-cell>
          <table:table-cell office:value-type="float" office:value="63036" table:style-name="ce38">
            <text:p>63.036</text:p>
          </table:table-cell>
          <table:table-cell office:value-type="percentage" office:value="0.6602010892333473" table:style-name="ce39">
            <text:p>66,0%</text:p>
          </table:table-cell>
          <table:table-cell office:value-type="float" office:value="810975" table:style-name="ce38">
            <text:p>810.975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8365142573876645" table:style-name="ce39">
            <text:p>78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518" table:style-name="ce38">
            <text:p>92.518</text:p>
          </table:table-cell>
          <table:table-cell office:value-type="percentage" office:value="1" table:style-name="ce39">
            <text:p>100,0%</text:p>
          </table:table-cell>
          <table:table-cell office:value-type="float" office:value="150376" table:style-name="ce38">
            <text:p>150.376</text:p>
          </table:table-cell>
          <table:table-cell office:value-type="percentage" office:value="0.97311219108140112" table:style-name="ce39">
            <text:p>97,3%</text:p>
          </table:table-cell>
          <table:table-cell office:value-type="float" office:value="221349" table:style-name="ce38">
            <text:p>221.349</text:p>
          </table:table-cell>
          <table:table-cell office:value-type="percentage" office:value="0.94154203460772801" table:style-name="ce39">
            <text:p>94,2%</text:p>
          </table:table-cell>
          <table:table-cell office:value-type="float" office:value="314905" table:style-name="ce38">
            <text:p>314.905</text:p>
          </table:table-cell>
          <table:table-cell office:value-type="percentage" office:value="0.89841431962386453" table:style-name="ce39">
            <text:p>89,8%</text:p>
          </table:table-cell>
          <table:table-cell office:value-type="float" office:value="306870" table:style-name="ce38">
            <text:p>306.870</text:p>
          </table:table-cell>
          <table:table-cell office:value-type="percentage" office:value="0.79105701116713578" table:style-name="ce39">
            <text:p>79,1%</text:p>
          </table:table-cell>
          <table:table-cell office:value-type="float" office:value="215792" table:style-name="ce38">
            <text:p>215.792</text:p>
          </table:table-cell>
          <table:table-cell office:value-type="percentage" office:value="0.69401223410755986" table:style-name="ce39">
            <text:p>69,4%</text:p>
          </table:table-cell>
          <table:table-cell office:value-type="float" office:value="170419" table:style-name="ce38">
            <text:p>170.419</text:p>
          </table:table-cell>
          <table:table-cell office:value-type="percentage" office:value="0.67694281583170468" table:style-name="ce39">
            <text:p>67,7%</text:p>
          </table:table-cell>
          <table:table-cell office:value-type="float" office:value="121592" table:style-name="ce38">
            <text:p>121.592</text:p>
          </table:table-cell>
          <table:table-cell office:value-type="percentage" office:value="0.67627379767181872" table:style-name="ce39">
            <text:p>67,6%</text:p>
          </table:table-cell>
          <table:table-cell office:value-type="float" office:value="1593821" table:style-name="ce38">
            <text:p>1.593.821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81285298560670427" table:style-name="ce39">
            <text:p>81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344" table:style-name="ce38">
            <text:p>42.344</text:p>
          </table:table-cell>
          <table:table-cell office:value-type="percentage" office:value="1" table:style-name="ce39">
            <text:p>100,0%</text:p>
          </table:table-cell>
          <table:table-cell office:value-type="float" office:value="55923" table:style-name="ce38">
            <text:p>55.923</text:p>
          </table:table-cell>
          <table:table-cell office:value-type="percentage" office:value="1" table:style-name="ce39">
            <text:p>100,0%</text:p>
          </table:table-cell>
          <table:table-cell office:value-type="float" office:value="75707" table:style-name="ce38">
            <text:p>75.707</text:p>
          </table:table-cell>
          <table:table-cell office:value-type="percentage" office:value="0.97882216044993209" table:style-name="ce39">
            <text:p>97,9%</text:p>
          </table:table-cell>
          <table:table-cell office:value-type="float" office:value="82390" table:style-name="ce38">
            <text:p>82.390</text:p>
          </table:table-cell>
          <table:table-cell office:value-type="percentage" office:value="0.91581076875194523" table:style-name="ce39">
            <text:p>91,6%</text:p>
          </table:table-cell>
          <table:table-cell office:value-type="float" office:value="84148" table:style-name="ce38">
            <text:p>84.148</text:p>
          </table:table-cell>
          <table:table-cell office:value-type="percentage" office:value="0.86068181120805165" table:style-name="ce39">
            <text:p>86,1%</text:p>
          </table:table-cell>
          <table:table-cell office:value-type="float" office:value="49760" table:style-name="ce38">
            <text:p>49.760</text:p>
          </table:table-cell>
          <table:table-cell office:value-type="percentage" office:value="0.70608601875895738" table:style-name="ce39">
            <text:p>70,6%</text:p>
          </table:table-cell>
          <table:table-cell office:value-type="float" office:value="32158" table:style-name="ce38">
            <text:p>32.158</text:p>
          </table:table-cell>
          <table:table-cell office:value-type="percentage" office:value="0.63672903672903669" table:style-name="ce39">
            <text:p>63,7%</text:p>
          </table:table-cell>
          <table:table-cell office:value-type="float" office:value="16157" table:style-name="ce38">
            <text:p>16.157</text:p>
          </table:table-cell>
          <table:table-cell office:value-type="percentage" office:value="0.36751359097422831" table:style-name="ce39">
            <text:p>36,8%</text:p>
          </table:table-cell>
          <table:table-cell office:value-type="float" office:value="438587" table:style-name="ce38">
            <text:p>438.587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83679528053315322" table:style-name="ce39">
            <text:p>83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9014" table:style-name="ce38">
            <text:p>229.014</text:p>
          </table:table-cell>
          <table:table-cell office:value-type="percentage" office:value="1" table:style-name="ce39">
            <text:p>100,0%</text:p>
          </table:table-cell>
          <table:table-cell office:value-type="float" office:value="249815" table:style-name="ce38">
            <text:p>249.815</text:p>
          </table:table-cell>
          <table:table-cell office:value-type="percentage" office:value="1" table:style-name="ce39">
            <text:p>100,0%</text:p>
          </table:table-cell>
          <table:table-cell office:value-type="float" office:value="317289" table:style-name="ce38">
            <text:p>317.289</text:p>
          </table:table-cell>
          <table:table-cell office:value-type="percentage" office:value="0.99596327395432782" table:style-name="ce39">
            <text:p>99,6%</text:p>
          </table:table-cell>
          <table:table-cell office:value-type="float" office:value="347162" table:style-name="ce38">
            <text:p>347.162</text:p>
          </table:table-cell>
          <table:table-cell office:value-type="percentage" office:value="0.91076801993834855" table:style-name="ce39">
            <text:p>91,1%</text:p>
          </table:table-cell>
          <table:table-cell office:value-type="float" office:value="313185" table:style-name="ce38">
            <text:p>313.185</text:p>
          </table:table-cell>
          <table:table-cell office:value-type="percentage" office:value="0.86204428785731002" table:style-name="ce39">
            <text:p>86,2%</text:p>
          </table:table-cell>
          <table:table-cell office:value-type="float" office:value="201397" table:style-name="ce38">
            <text:p>201.397</text:p>
          </table:table-cell>
          <table:table-cell office:value-type="percentage" office:value="0.75209031193167597" table:style-name="ce39">
            <text:p>75,2%</text:p>
          </table:table-cell>
          <table:table-cell office:value-type="float" office:value="153373" table:style-name="ce38">
            <text:p>153.373</text:p>
          </table:table-cell>
          <table:table-cell office:value-type="percentage" office:value="0.72686558676056601" table:style-name="ce39">
            <text:p>72,7%</text:p>
          </table:table-cell>
          <table:table-cell office:value-type="float" office:value="85516" table:style-name="ce38">
            <text:p>85.516</text:p>
          </table:table-cell>
          <table:table-cell office:value-type="percentage" office:value="0.51720675932310001" table:style-name="ce39">
            <text:p>51,7%</text:p>
          </table:table-cell>
          <table:table-cell office:value-type="float" office:value="1896751" table:style-name="ce38">
            <text:p>1.896.751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7156732236555212" table:style-name="ce39">
            <text:p>87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671" table:style-name="ce38">
            <text:p>137.671</text:p>
          </table:table-cell>
          <table:table-cell office:value-type="percentage" office:value="1" table:style-name="ce39">
            <text:p>100,0%</text:p>
          </table:table-cell>
          <table:table-cell office:value-type="float" office:value="157919" table:style-name="ce38">
            <text:p>157.919</text:p>
          </table:table-cell>
          <table:table-cell office:value-type="percentage" office:value="0.99257075694055974" table:style-name="ce39">
            <text:p>99,3%</text:p>
          </table:table-cell>
          <table:table-cell office:value-type="float" office:value="219880" table:style-name="ce38">
            <text:p>219.880</text:p>
          </table:table-cell>
          <table:table-cell office:value-type="percentage" office:value="1" table:style-name="ce39">
            <text:p>100,0%</text:p>
          </table:table-cell>
          <table:table-cell office:value-type="float" office:value="282274" table:style-name="ce38">
            <text:p>282.274</text:p>
          </table:table-cell>
          <table:table-cell office:value-type="percentage" office:value="0.91802990783080418" table:style-name="ce39">
            <text:p>91,8%</text:p>
          </table:table-cell>
          <table:table-cell office:value-type="float" office:value="281520" table:style-name="ce38">
            <text:p>281.520</text:p>
          </table:table-cell>
          <table:table-cell office:value-type="percentage" office:value="0.85152977117708439" table:style-name="ce39">
            <text:p>85,2%</text:p>
          </table:table-cell>
          <table:table-cell office:value-type="float" office:value="196225" table:style-name="ce38">
            <text:p>196.225</text:p>
          </table:table-cell>
          <table:table-cell office:value-type="percentage" office:value="0.73796262518756983" table:style-name="ce39">
            <text:p>73,8%</text:p>
          </table:table-cell>
          <table:table-cell office:value-type="float" office:value="158241" table:style-name="ce38">
            <text:p>158.241</text:p>
          </table:table-cell>
          <table:table-cell office:value-type="percentage" office:value="0.72557992379258007" table:style-name="ce39">
            <text:p>72,6%</text:p>
          </table:table-cell>
          <table:table-cell office:value-type="float" office:value="112487" table:style-name="ce38">
            <text:p>112.487</text:p>
          </table:table-cell>
          <table:table-cell office:value-type="percentage" office:value="0.64658105902099183" table:style-name="ce39">
            <text:p>64,7%</text:p>
          </table:table-cell>
          <table:table-cell office:value-type="float" office:value="1546217" table:style-name="ce38">
            <text:p>1.546.217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548378358057126" table:style-name="ce39">
            <text:p>85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7729" table:style-name="ce38">
            <text:p>457.729</text:p>
          </table:table-cell>
          <table:table-cell office:value-type="percentage" office:value="1" table:style-name="ce39">
            <text:p>100,0%</text:p>
          </table:table-cell>
          <table:table-cell office:value-type="float" office:value="615655" table:style-name="ce38">
            <text:p>615.655</text:p>
          </table:table-cell>
          <table:table-cell office:value-type="percentage" office:value="0.96908980437342196" table:style-name="ce39">
            <text:p>96,9%</text:p>
          </table:table-cell>
          <table:table-cell office:value-type="float" office:value="789950" table:style-name="ce38">
            <text:p>789.950</text:p>
          </table:table-cell>
          <table:table-cell office:value-type="percentage" office:value="0.94312928613727098" table:style-name="ce39">
            <text:p>94,3%</text:p>
          </table:table-cell>
          <table:table-cell office:value-type="float" office:value="999253" table:style-name="ce38">
            <text:p>999.253</text:p>
          </table:table-cell>
          <table:table-cell office:value-type="percentage" office:value="0.91525124109252776" table:style-name="ce39">
            <text:p>91,5%</text:p>
          </table:table-cell>
          <table:table-cell office:value-type="float" office:value="1084382" table:style-name="ce38">
            <text:p>1.084.382</text:p>
          </table:table-cell>
          <table:table-cell office:value-type="percentage" office:value="0.82352601660901226" table:style-name="ce39">
            <text:p>82,4%</text:p>
          </table:table-cell>
          <table:table-cell office:value-type="float" office:value="704942" table:style-name="ce38">
            <text:p>704.942</text:p>
          </table:table-cell>
          <table:table-cell office:value-type="percentage" office:value="0.67481036747165568" table:style-name="ce39">
            <text:p>67,5%</text:p>
          </table:table-cell>
          <table:table-cell office:value-type="float" office:value="543929" table:style-name="ce38">
            <text:p>543.929</text:p>
          </table:table-cell>
          <table:table-cell office:value-type="percentage" office:value="0.64835654728912251" table:style-name="ce39">
            <text:p>64,8%</text:p>
          </table:table-cell>
          <table:table-cell office:value-type="float" office:value="397292" table:style-name="ce38">
            <text:p>397.292</text:p>
          </table:table-cell>
          <table:table-cell office:value-type="percentage" office:value="0.60547483411209968" table:style-name="ce39">
            <text:p>60,5%</text:p>
          </table:table-cell>
          <table:table-cell office:value-type="float" office:value="5593132" table:style-name="ce38">
            <text:p>5.593.132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814332970316058" table:style-name="ce39">
            <text:p>81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6475" table:style-name="ce38">
            <text:p>296.475</text:p>
          </table:table-cell>
          <table:table-cell office:value-type="percentage" office:value="1" table:style-name="ce39">
            <text:p>100,0%</text:p>
          </table:table-cell>
          <table:table-cell office:value-type="float" office:value="432972" table:style-name="ce38">
            <text:p>432.972</text:p>
          </table:table-cell>
          <table:table-cell office:value-type="percentage" office:value="0.98883209778423342" table:style-name="ce39">
            <text:p>98,9%</text:p>
          </table:table-cell>
          <table:table-cell office:value-type="float" office:value="564796" table:style-name="ce38">
            <text:p>564.796</text:p>
          </table:table-cell>
          <table:table-cell office:value-type="percentage" office:value="0.9725654695485666" table:style-name="ce39">
            <text:p>97,3%</text:p>
          </table:table-cell>
          <table:table-cell office:value-type="float" office:value="708600" table:style-name="ce38">
            <text:p>708.600</text:p>
          </table:table-cell>
          <table:table-cell office:value-type="percentage" office:value="0.94186890397084277" table:style-name="ce39">
            <text:p>94,2%</text:p>
          </table:table-cell>
          <table:table-cell office:value-type="float" office:value="738593" table:style-name="ce38">
            <text:p>738.593</text:p>
          </table:table-cell>
          <table:table-cell office:value-type="percentage" office:value="0.86731259717140219" table:style-name="ce39">
            <text:p>86,7%</text:p>
          </table:table-cell>
          <table:table-cell office:value-type="float" office:value="472977" table:style-name="ce38">
            <text:p>472.977</text:p>
          </table:table-cell>
          <table:table-cell office:value-type="percentage" office:value="0.72904884556514826" table:style-name="ce39">
            <text:p>72,9%</text:p>
          </table:table-cell>
          <table:table-cell office:value-type="float" office:value="373000" table:style-name="ce38">
            <text:p>373.000</text:p>
          </table:table-cell>
          <table:table-cell office:value-type="percentage" office:value="0.72269174581400664" table:style-name="ce39">
            <text:p>72,3%</text:p>
          </table:table-cell>
          <table:table-cell office:value-type="float" office:value="292170" table:style-name="ce38">
            <text:p>292.170</text:p>
          </table:table-cell>
          <table:table-cell office:value-type="percentage" office:value="0.68821829265707335" table:style-name="ce39">
            <text:p>68,8%</text:p>
          </table:table-cell>
          <table:table-cell office:value-type="float" office:value="3879583" table:style-name="ce38">
            <text:p>3.879.583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643463157399901" table:style-name="ce39">
            <text:p>86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147" table:style-name="ce38">
            <text:p>78.147</text:p>
          </table:table-cell>
          <table:table-cell office:value-type="percentage" office:value="1" table:style-name="ce39">
            <text:p>100,0%</text:p>
          </table:table-cell>
          <table:table-cell office:value-type="float" office:value="95766" table:style-name="ce38">
            <text:p>95.766</text:p>
          </table:table-cell>
          <table:table-cell office:value-type="percentage" office:value="1" table:style-name="ce39">
            <text:p>100,0%</text:p>
          </table:table-cell>
          <table:table-cell office:value-type="float" office:value="131915" table:style-name="ce38">
            <text:p>131.915</text:p>
          </table:table-cell>
          <table:table-cell office:value-type="percentage" office:value="1" table:style-name="ce39">
            <text:p>100,0%</text:p>
          </table:table-cell>
          <table:table-cell office:value-type="float" office:value="159945" table:style-name="ce38">
            <text:p>159.945</text:p>
          </table:table-cell>
          <table:table-cell office:value-type="percentage" office:value="0.94521203668683818" table:style-name="ce39">
            <text:p>94,5%</text:p>
          </table:table-cell>
          <table:table-cell office:value-type="float" office:value="144091" table:style-name="ce38">
            <text:p>144.091</text:p>
          </table:table-cell>
          <table:table-cell office:value-type="percentage" office:value="0.90342583420065958" table:style-name="ce39">
            <text:p>90,3%</text:p>
          </table:table-cell>
          <table:table-cell office:value-type="float" office:value="108923" table:style-name="ce38">
            <text:p>108.923</text:p>
          </table:table-cell>
          <table:table-cell office:value-type="percentage" office:value="0.8160309861476337" table:style-name="ce39">
            <text:p>81,6%</text:p>
          </table:table-cell>
          <table:table-cell office:value-type="float" office:value="84710" table:style-name="ce38">
            <text:p>84.710</text:p>
          </table:table-cell>
          <table:table-cell office:value-type="percentage" office:value="0.74752912107306746" table:style-name="ce39">
            <text:p>74,8%</text:p>
          </table:table-cell>
          <table:table-cell office:value-type="float" office:value="53916" table:style-name="ce38">
            <text:p>53.916</text:p>
          </table:table-cell>
          <table:table-cell office:value-type="percentage" office:value="0.63617699115044246" table:style-name="ce39">
            <text:p>63,6%</text:p>
          </table:table-cell>
          <table:table-cell office:value-type="float" office:value="857413" table:style-name="ce38">
            <text:p>857.413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9928647619087576" table:style-name="ce39">
            <text:p>89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655" table:style-name="ce38">
            <text:p>241.655</text:p>
          </table:table-cell>
          <table:table-cell office:value-type="percentage" office:value="1" table:style-name="ce39">
            <text:p>100,0%</text:p>
          </table:table-cell>
          <table:table-cell office:value-type="float" office:value="290305" table:style-name="ce38">
            <text:p>290.305</text:p>
          </table:table-cell>
          <table:table-cell office:value-type="percentage" office:value="1" table:style-name="ce39">
            <text:p>100,0%</text:p>
          </table:table-cell>
          <table:table-cell office:value-type="float" office:value="341537" table:style-name="ce38">
            <text:p>341.537</text:p>
          </table:table-cell>
          <table:table-cell office:value-type="percentage" office:value="0.98446359032303621" table:style-name="ce39">
            <text:p>98,4%</text:p>
          </table:table-cell>
          <table:table-cell office:value-type="float" office:value="385151" table:style-name="ce38">
            <text:p>385.151</text:p>
          </table:table-cell>
          <table:table-cell office:value-type="percentage" office:value="0.94890721354853169" table:style-name="ce39">
            <text:p>94,9%</text:p>
          </table:table-cell>
          <table:table-cell office:value-type="float" office:value="397287" table:style-name="ce38">
            <text:p>397.287</text:p>
          </table:table-cell>
          <table:table-cell office:value-type="percentage" office:value="0.89636321383688955" table:style-name="ce39">
            <text:p>89,6%</text:p>
          </table:table-cell>
          <table:table-cell office:value-type="float" office:value="246154" table:style-name="ce38">
            <text:p>246.154</text:p>
          </table:table-cell>
          <table:table-cell office:value-type="percentage" office:value="0.76112526591797358" table:style-name="ce39">
            <text:p>76,1%</text:p>
          </table:table-cell>
          <table:table-cell office:value-type="float" office:value="174202" table:style-name="ce38">
            <text:p>174.202</text:p>
          </table:table-cell>
          <table:table-cell office:value-type="percentage" office:value="0.75418324450928864" table:style-name="ce39">
            <text:p>75,4%</text:p>
          </table:table-cell>
          <table:table-cell office:value-type="float" office:value="96932" table:style-name="ce38">
            <text:p>96.932</text:p>
          </table:table-cell>
          <table:table-cell office:value-type="percentage" office:value="0.53849016982672893" table:style-name="ce39">
            <text:p>53,8%</text:p>
          </table:table-cell>
          <table:table-cell office:value-type="float" office:value="2173223" table:style-name="ce38">
            <text:p>2.173.223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88540462669133435" table:style-name="ce39">
            <text:p>88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32" table:style-name="ce38">
            <text:p>23.332</text:p>
          </table:table-cell>
          <table:table-cell office:value-type="percentage" office:value="1" table:style-name="ce39">
            <text:p>100,0%</text:p>
          </table:table-cell>
          <table:table-cell office:value-type="float" office:value="28596" table:style-name="ce38">
            <text:p>28.596</text:p>
          </table:table-cell>
          <table:table-cell office:value-type="percentage" office:value="1" table:style-name="ce39">
            <text:p>100,0%</text:p>
          </table:table-cell>
          <table:table-cell office:value-type="float" office:value="37703" table:style-name="ce38">
            <text:p>37.703</text:p>
          </table:table-cell>
          <table:table-cell office:value-type="percentage" office:value="0.99960231189352566" table:style-name="ce39">
            <text:p>100,0%</text:p>
          </table:table-cell>
          <table:table-cell office:value-type="float" office:value="44742" table:style-name="ce38">
            <text:p>44.742</text:p>
          </table:table-cell>
          <table:table-cell office:value-type="percentage" office:value="0.93869587109768382" table:style-name="ce39">
            <text:p>93,9%</text:p>
          </table:table-cell>
          <table:table-cell office:value-type="float" office:value="46239" table:style-name="ce38">
            <text:p>46.239</text:p>
          </table:table-cell>
          <table:table-cell office:value-type="percentage" office:value="0.87330726953368465" table:style-name="ce39">
            <text:p>87,3%</text:p>
          </table:table-cell>
          <table:table-cell office:value-type="float" office:value="28747" table:style-name="ce38">
            <text:p>28.747</text:p>
          </table:table-cell>
          <table:table-cell office:value-type="percentage" office:value="0.73112235814746052" table:style-name="ce39">
            <text:p>73,1%</text:p>
          </table:table-cell>
          <table:table-cell office:value-type="float" office:value="20158" table:style-name="ce38">
            <text:p>20.158</text:p>
          </table:table-cell>
          <table:table-cell office:value-type="percentage" office:value="0.66182940442576665" table:style-name="ce39">
            <text:p>66,2%</text:p>
          </table:table-cell>
          <table:table-cell office:value-type="float" office:value="15094" table:style-name="ce38">
            <text:p>15.094</text:p>
          </table:table-cell>
          <table:table-cell office:value-type="percentage" office:value="0.59117969606767973" table:style-name="ce39">
            <text:p>59,1%</text:p>
          </table:table-cell>
          <table:table-cell office:value-type="float" office:value="244611" table:style-name="ce38">
            <text:p>244.611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6139733070394764" table:style-name="ce39">
            <text:p>86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3164" table:style-name="ce38">
            <text:p>373.164</text:p>
          </table:table-cell>
          <table:table-cell office:value-type="percentage" office:value="1" table:style-name="ce39">
            <text:p>100,0%</text:p>
          </table:table-cell>
          <table:table-cell office:value-type="float" office:value="509282" table:style-name="ce38">
            <text:p>509.282</text:p>
          </table:table-cell>
          <table:table-cell office:value-type="percentage" office:value="0.96806765498088698" table:style-name="ce39">
            <text:p>96,8%</text:p>
          </table:table-cell>
          <table:table-cell office:value-type="float" office:value="682117" table:style-name="ce38">
            <text:p>682.117</text:p>
          </table:table-cell>
          <table:table-cell office:value-type="percentage" office:value="0.96984884612048805" table:style-name="ce39">
            <text:p>97,0%</text:p>
          </table:table-cell>
          <table:table-cell office:value-type="float" office:value="925283" table:style-name="ce38">
            <text:p>925.283</text:p>
          </table:table-cell>
          <table:table-cell office:value-type="percentage" office:value="0.95117102169754197" table:style-name="ce39">
            <text:p>95,1%</text:p>
          </table:table-cell>
          <table:table-cell office:value-type="float" office:value="997827" table:style-name="ce38">
            <text:p>997.827</text:p>
          </table:table-cell>
          <table:table-cell office:value-type="percentage" office:value="0.85579058141240216" table:style-name="ce39">
            <text:p>85,6%</text:p>
          </table:table-cell>
          <table:table-cell office:value-type="float" office:value="690776" table:style-name="ce38">
            <text:p>690.776</text:p>
          </table:table-cell>
          <table:table-cell office:value-type="percentage" office:value="0.72740828103281241" table:style-name="ce39">
            <text:p>72,7%</text:p>
          </table:table-cell>
          <table:table-cell office:value-type="float" office:value="521206" table:style-name="ce38">
            <text:p>521.206</text:p>
          </table:table-cell>
          <table:table-cell office:value-type="percentage" office:value="0.70198457860534025" table:style-name="ce39">
            <text:p>70,2%</text:p>
          </table:table-cell>
          <table:table-cell office:value-type="float" office:value="299058" table:style-name="ce38">
            <text:p>299.058</text:p>
          </table:table-cell>
          <table:table-cell office:value-type="percentage" office:value="0.54026252750468795" table:style-name="ce39">
            <text:p>54,0%</text:p>
          </table:table-cell>
          <table:table-cell office:value-type="float" office:value="4998713" table:style-name="ce38">
            <text:p>4.998.713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83619365677490409" table:style-name="ce39">
            <text:p>83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735" table:style-name="ce38">
            <text:p>73.735</text:p>
          </table:table-cell>
          <table:table-cell office:value-type="percentage" office:value="1" table:style-name="ce39">
            <text:p>100,0%</text:p>
          </table:table-cell>
          <table:table-cell office:value-type="float" office:value="102610" table:style-name="ce38">
            <text:p>102.610</text:p>
          </table:table-cell>
          <table:table-cell office:value-type="percentage" office:value="0.99719142071351519" table:style-name="ce39">
            <text:p>99,7%</text:p>
          </table:table-cell>
          <table:table-cell office:value-type="float" office:value="146205" table:style-name="ce38">
            <text:p>146.205</text:p>
          </table:table-cell>
          <table:table-cell office:value-type="percentage" office:value="0.99520791782668183" table:style-name="ce39">
            <text:p>99,5%</text:p>
          </table:table-cell>
          <table:table-cell office:value-type="float" office:value="203967" table:style-name="ce38">
            <text:p>203.967</text:p>
          </table:table-cell>
          <table:table-cell office:value-type="percentage" office:value="0.95644202273324075" table:style-name="ce39">
            <text:p>95,6%</text:p>
          </table:table-cell>
          <table:table-cell office:value-type="float" office:value="224408" table:style-name="ce38">
            <text:p>224.408</text:p>
          </table:table-cell>
          <table:table-cell office:value-type="percentage" office:value="0.88295030237215577" table:style-name="ce39">
            <text:p>88,3%</text:p>
          </table:table-cell>
          <table:table-cell office:value-type="float" office:value="154752" table:style-name="ce38">
            <text:p>154.752</text:p>
          </table:table-cell>
          <table:table-cell office:value-type="percentage" office:value="0.74042956321201137" table:style-name="ce39">
            <text:p>74,0%</text:p>
          </table:table-cell>
          <table:table-cell office:value-type="float" office:value="125824" table:style-name="ce38">
            <text:p>125.824</text:p>
          </table:table-cell>
          <table:table-cell office:value-type="percentage" office:value="0.73048163113650089" table:style-name="ce39">
            <text:p>73,0%</text:p>
          </table:table-cell>
          <table:table-cell office:value-type="float" office:value="96919" table:style-name="ce38">
            <text:p>96.919</text:p>
          </table:table-cell>
          <table:table-cell office:value-type="percentage" office:value="0.6830380424824164" table:style-name="ce39">
            <text:p>68,3%</text:p>
          </table:table-cell>
          <table:table-cell office:value-type="float" office:value="1128420" table:style-name="ce38">
            <text:p>1.128.420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6129923817127518" table:style-name="ce39">
            <text:p>86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42" table:style-name="ce38">
            <text:p>42.442</text:p>
          </table:table-cell>
          <table:table-cell office:value-type="percentage" office:value="1" table:style-name="ce39">
            <text:p>100,0%</text:p>
          </table:table-cell>
          <table:table-cell office:value-type="float" office:value="55772" table:style-name="ce38">
            <text:p>55.772</text:p>
          </table:table-cell>
          <table:table-cell office:value-type="percentage" office:value="0.99964152566676223" table:style-name="ce39">
            <text:p>100,0%</text:p>
          </table:table-cell>
          <table:table-cell office:value-type="float" office:value="71474" table:style-name="ce38">
            <text:p>71.474</text:p>
          </table:table-cell>
          <table:table-cell office:value-type="percentage" office:value="0.96790531390498891" table:style-name="ce39">
            <text:p>96,8%</text:p>
          </table:table-cell>
          <table:table-cell office:value-type="float" office:value="90143" table:style-name="ce38">
            <text:p>90.143</text:p>
          </table:table-cell>
          <table:table-cell office:value-type="percentage" office:value="0.93225019132521147" table:style-name="ce39">
            <text:p>93,2%</text:p>
          </table:table-cell>
          <table:table-cell office:value-type="float" office:value="92621" table:style-name="ce38">
            <text:p>92.621</text:p>
          </table:table-cell>
          <table:table-cell office:value-type="percentage" office:value="0.8575859706301735" table:style-name="ce39">
            <text:p>85,8%</text:p>
          </table:table-cell>
          <table:table-cell office:value-type="float" office:value="59775" table:style-name="ce38">
            <text:p>59.775</text:p>
          </table:table-cell>
          <table:table-cell office:value-type="percentage" office:value="0.73486925412768467" table:style-name="ce39">
            <text:p>73,5%</text:p>
          </table:table-cell>
          <table:table-cell office:value-type="float" office:value="48972" table:style-name="ce38">
            <text:p>48.972</text:p>
          </table:table-cell>
          <table:table-cell office:value-type="percentage" office:value="0.71883394248976173" table:style-name="ce39">
            <text:p>71,9%</text:p>
          </table:table-cell>
          <table:table-cell office:value-type="float" office:value="36921" table:style-name="ce38">
            <text:p>36.921</text:p>
          </table:table-cell>
          <table:table-cell office:value-type="percentage" office:value="0.65476697169610554" table:style-name="ce39">
            <text:p>65,5%</text:p>
          </table:table-cell>
          <table:table-cell office:value-type="float" office:value="498120" table:style-name="ce38">
            <text:p>498.120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5682733756024732" table:style-name="ce39">
            <text:p>85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869" table:style-name="ce38">
            <text:p>163.869</text:p>
          </table:table-cell>
          <table:table-cell office:value-type="percentage" office:value="1" table:style-name="ce39">
            <text:p>100,0%</text:p>
          </table:table-cell>
          <table:table-cell office:value-type="float" office:value="213312" table:style-name="ce38">
            <text:p>213.312</text:p>
          </table:table-cell>
          <table:table-cell office:value-type="percentage" office:value="1" table:style-name="ce39">
            <text:p>100,0%</text:p>
          </table:table-cell>
          <table:table-cell office:value-type="float" office:value="276172" table:style-name="ce38">
            <text:p>276.172</text:p>
          </table:table-cell>
          <table:table-cell office:value-type="percentage" office:value="0.98590955986562856" table:style-name="ce39">
            <text:p>98,6%</text:p>
          </table:table-cell>
          <table:table-cell office:value-type="float" office:value="317307" table:style-name="ce38">
            <text:p>317.307</text:p>
          </table:table-cell>
          <table:table-cell office:value-type="percentage" office:value="0.93331901863949618" table:style-name="ce39">
            <text:p>93,3%</text:p>
          </table:table-cell>
          <table:table-cell office:value-type="float" office:value="310186" table:style-name="ce38">
            <text:p>310.186</text:p>
          </table:table-cell>
          <table:table-cell office:value-type="percentage" office:value="0.85655270301242914" table:style-name="ce39">
            <text:p>85,7%</text:p>
          </table:table-cell>
          <table:table-cell office:value-type="float" office:value="186142" table:style-name="ce38">
            <text:p>186.142</text:p>
          </table:table-cell>
          <table:table-cell office:value-type="percentage" office:value="0.71443869150197858" table:style-name="ce39">
            <text:p>71,4%</text:p>
          </table:table-cell>
          <table:table-cell office:value-type="float" office:value="131721" table:style-name="ce38">
            <text:p>131.721</text:p>
          </table:table-cell>
          <table:table-cell office:value-type="percentage" office:value="0.65359194974545243" table:style-name="ce39">
            <text:p>65,4%</text:p>
          </table:table-cell>
          <table:table-cell office:value-type="float" office:value="88477" table:style-name="ce38">
            <text:p>88.477</text:p>
          </table:table-cell>
          <table:table-cell office:value-type="percentage" office:value="0.52475593988351543" table:style-name="ce39">
            <text:p>52,5%</text:p>
          </table:table-cell>
          <table:table-cell office:value-type="float" office:value="1687186" table:style-name="ce38">
            <text:p>1.687.186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5042060180156387" table:style-name="ce39">
            <text:p>85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83" table:style-name="ce38">
            <text:p>2.383</text:p>
          </table:table-cell>
          <table:table-cell office:value-type="percentage" office:value="0.91477927063339737" table:style-name="ce39">
            <text:p>91,5%</text:p>
          </table:table-cell>
          <table:table-cell office:value-type="float" office:value="3864" table:style-name="ce38">
            <text:p>3.864</text:p>
          </table:table-cell>
          <table:table-cell office:value-type="percentage" office:value="0.89485873089393242" table:style-name="ce39">
            <text:p>89,5%</text:p>
          </table:table-cell>
          <table:table-cell office:value-type="float" office:value="7530" table:style-name="ce38">
            <text:p>7.530</text:p>
          </table:table-cell>
          <table:table-cell office:value-type="percentage" office:value="0.95838106147384494" table:style-name="ce39">
            <text:p>95,8%</text:p>
          </table:table-cell>
          <table:table-cell office:value-type="float" office:value="10262" table:style-name="ce38">
            <text:p>10.262</text:p>
          </table:table-cell>
          <table:table-cell office:value-type="percentage" office:value="0.88802353755624786" table:style-name="ce39">
            <text:p>88,8%</text:p>
          </table:table-cell>
          <table:table-cell office:value-type="float" office:value="10654" table:style-name="ce38">
            <text:p>10.654</text:p>
          </table:table-cell>
          <table:table-cell office:value-type="percentage" office:value="0.84274640088593578" table:style-name="ce39">
            <text:p>84,3%</text:p>
          </table:table-cell>
          <table:table-cell office:value-type="float" office:value="8446" table:style-name="ce38">
            <text:p>8.446</text:p>
          </table:table-cell>
          <table:table-cell office:value-type="percentage" office:value="0.71010593576593239" table:style-name="ce39">
            <text:p>71,0%</text:p>
          </table:table-cell>
          <table:table-cell office:value-type="float" office:value="7835" table:style-name="ce38">
            <text:p>7.835</text:p>
          </table:table-cell>
          <table:table-cell office:value-type="percentage" office:value="0.71441597519832223" table:style-name="ce39">
            <text:p>71,4%</text:p>
          </table:table-cell>
          <table:table-cell office:value-type="float" office:value="5931" table:style-name="ce38">
            <text:p>5.931</text:p>
          </table:table-cell>
          <table:table-cell office:value-type="percentage" office:value="0.64990138067061143" table:style-name="ce39">
            <text:p>65,0%</text:p>
          </table:table-cell>
          <table:table-cell office:value-type="float" office:value="56905" table:style-name="ce38">
            <text:p>56.905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80187416331994643" table:style-name="ce39">
            <text:p>80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97" table:style-name="ce38">
            <text:p>1.997</text:p>
          </table:table-cell>
          <table:table-cell office:value-type="percentage" office:value="0.85014899957428691" table:style-name="ce39">
            <text:p>85,0%</text:p>
          </table:table-cell>
          <table:table-cell office:value-type="float" office:value="3288" table:style-name="ce38">
            <text:p>3.288</text:p>
          </table:table-cell>
          <table:table-cell office:value-type="percentage" office:value="0.8772678762006404" table:style-name="ce39">
            <text:p>87,7%</text:p>
          </table:table-cell>
          <table:table-cell office:value-type="float" office:value="7018" table:style-name="ce38">
            <text:p>7.018</text:p>
          </table:table-cell>
          <table:table-cell office:value-type="percentage" office:value="0.89663983646352374" table:style-name="ce39">
            <text:p>89,7%</text:p>
          </table:table-cell>
          <table:table-cell office:value-type="float" office:value="9425" table:style-name="ce38">
            <text:p>9.425</text:p>
          </table:table-cell>
          <table:table-cell office:value-type="percentage" office:value="0.83414461456766087" table:style-name="ce39">
            <text:p>83,4%</text:p>
          </table:table-cell>
          <table:table-cell office:value-type="float" office:value="9671" table:style-name="ce38">
            <text:p>9.671</text:p>
          </table:table-cell>
          <table:table-cell office:value-type="percentage" office:value="0.80578236960506577" table:style-name="ce39">
            <text:p>80,6%</text:p>
          </table:table-cell>
          <table:table-cell office:value-type="float" office:value="8038" table:style-name="ce38">
            <text:p>8.038</text:p>
          </table:table-cell>
          <table:table-cell office:value-type="percentage" office:value="0.66249072776724638" table:style-name="ce39">
            <text:p>66,2%</text:p>
          </table:table-cell>
          <table:table-cell office:value-type="float" office:value="7676" table:style-name="ce38">
            <text:p>7.676</text:p>
          </table:table-cell>
          <table:table-cell office:value-type="percentage" office:value="0.63993330554397665" table:style-name="ce39">
            <text:p>64,0%</text:p>
          </table:table-cell>
          <table:table-cell office:value-type="float" office:value="6021" table:style-name="ce38">
            <text:p>6.021</text:p>
          </table:table-cell>
          <table:table-cell office:value-type="percentage" office:value="0.6288907457697932" table:style-name="ce39">
            <text:p>62,9%</text:p>
          </table:table-cell>
          <table:table-cell office:value-type="float" office:value="53134" table:style-name="ce38">
            <text:p>53.134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4913643605397096" table:style-name="ce39">
            <text:p>74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508" table:style-name="ce38">
            <text:p>3.508</text:p>
          </table:table-cell>
          <table:table-cell office:value-type="string" table:style-name="ce39">
            <text:p>-</text:p>
          </table:table-cell>
          <table:table-cell office:value-type="float" office:value="9468" table:style-name="ce38">
            <text:p>9.468</text:p>
          </table:table-cell>
          <table:table-cell office:value-type="string" table:style-name="ce39">
            <text:p>-</text:p>
          </table:table-cell>
          <table:table-cell office:value-type="float" office:value="21858" table:style-name="ce38">
            <text:p>21.858</text:p>
          </table:table-cell>
          <table:table-cell office:value-type="string" table:style-name="ce39">
            <text:p>-</text:p>
          </table:table-cell>
          <table:table-cell office:value-type="float" office:value="31490" table:style-name="ce38">
            <text:p>31.490</text:p>
          </table:table-cell>
          <table:table-cell office:value-type="string" table:style-name="ce39">
            <text:p>-</text:p>
          </table:table-cell>
          <table:table-cell office:value-type="float" office:value="24108" table:style-name="ce38">
            <text:p>24.108</text:p>
          </table:table-cell>
          <table:table-cell office:value-type="string" table:style-name="ce39">
            <text:p>-</text:p>
          </table:table-cell>
          <table:table-cell office:value-type="float" office:value="967" table:style-name="ce38">
            <text:p>967</text:p>
          </table:table-cell>
          <table:table-cell office:value-type="string" table:style-name="ce39">
            <text:p>-</text:p>
          </table:table-cell>
          <table:table-cell office:value-type="float" office:value="91449" table:style-name="ce38">
            <text:p>91.449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22" table:style-name="ce41">
            <text:p>22</text:p>
          </table:table-cell>
          <table:table-cell office:value-type="string" table:style-name="ce42">
            <text:p>-</text:p>
          </table:table-cell>
          <table:table-cell office:value-type="float" office:value="161" table:style-name="ce41">
            <text:p>161</text:p>
          </table:table-cell>
          <table:table-cell office:value-type="string" table:style-name="ce42">
            <text:p>-</text:p>
          </table:table-cell>
          <table:table-cell office:value-type="float" office:value="460" table:style-name="ce41">
            <text:p>460</text:p>
          </table:table-cell>
          <table:table-cell office:value-type="string" table:style-name="ce42">
            <text:p>-</text:p>
          </table:table-cell>
          <table:table-cell office:value-type="float" office:value="886" table:style-name="ce41">
            <text:p>886</text:p>
          </table:table-cell>
          <table:table-cell office:value-type="string" table:style-name="ce42">
            <text:p>-</text:p>
          </table:table-cell>
          <table:table-cell office:value-type="float" office:value="992" table:style-name="ce41">
            <text:p>992</text:p>
          </table:table-cell>
          <table:table-cell office:value-type="string" table:style-name="ce42">
            <text:p>-</text:p>
          </table:table-cell>
          <table:table-cell office:value-type="float" office:value="906" table:style-name="ce41">
            <text:p>906</text:p>
          </table:table-cell>
          <table:table-cell office:value-type="string" table:style-name="ce42">
            <text:p>-</text:p>
          </table:table-cell>
          <table:table-cell office:value-type="float" office:value="130" table:style-name="ce41">
            <text:p>130</text:p>
          </table:table-cell>
          <table:table-cell office:value-type="string" table:style-name="ce42">
            <text:p>-</text:p>
          </table:table-cell>
          <table:table-cell office:value-type="float" office:value="3578" table:style-name="ce41">
            <text:p>3.578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30571" table:style-name="ce45">
            <text:p>2.930.571</text:p>
          </table:table-cell>
          <table:table-cell office:value-type="percentage" office:value="1" table:style-name="ce46">
            <text:p>100,0%</text:p>
          </table:table-cell>
          <table:table-cell office:value-type="float" office:value="3928517" table:style-name="ce45">
            <text:p>3.928.517</text:p>
          </table:table-cell>
          <table:table-cell office:value-type="percentage" office:value="0.9920384743102667" table:style-name="ce46">
            <text:p>99,2%</text:p>
          </table:table-cell>
          <table:table-cell office:value-type="float" office:value="5219878" table:style-name="ce45">
            <text:p>5.219.878</text:p>
          </table:table-cell>
          <table:table-cell office:value-type="percentage" office:value="0.97805727802171483" table:style-name="ce46">
            <text:p>97,8%</text:p>
          </table:table-cell>
          <table:table-cell office:value-type="float" office:value="6560375" table:style-name="ce45">
            <text:p>6.560.375</text:p>
          </table:table-cell>
          <table:table-cell office:value-type="percentage" office:value="0.93275836427421188" table:style-name="ce46">
            <text:p>93,3%</text:p>
          </table:table-cell>
          <table:table-cell office:value-type="float" office:value="6758207" table:style-name="ce45">
            <text:p>6.758.207</text:p>
          </table:table-cell>
          <table:table-cell office:value-type="percentage" office:value="0.85636495488889197" table:style-name="ce46">
            <text:p>85,6%</text:p>
          </table:table-cell>
          <table:table-cell office:value-type="float" office:value="4548394" table:style-name="ce45">
            <text:p>4.548.394</text:p>
          </table:table-cell>
          <table:table-cell office:value-type="percentage" office:value="0.73003207015661753" table:style-name="ce46">
            <text:p>73,0%</text:p>
          </table:table-cell>
          <table:table-cell office:value-type="float" office:value="3486757" table:style-name="ce45">
            <text:p>3.486.757</text:p>
          </table:table-cell>
          <table:table-cell office:value-type="percentage" office:value="0.70515891955733889" table:style-name="ce46">
            <text:p>70,5%</text:p>
          </table:table-cell>
          <table:table-cell office:value-type="float" office:value="2399030" table:style-name="ce45">
            <text:p>2.399.030</text:p>
          </table:table-cell>
          <table:table-cell office:value-type="percentage" office:value="0.6169256144620574" table:style-name="ce46">
            <text:p>61,7%</text:p>
          </table:table-cell>
          <table:table-cell office:value-type="float" office:value="35831729" table:style-name="ce45">
            <text:p>35.831.729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5070931084308588" table:style-name="ce46">
            <text:p>85,1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6145" table:style-name="ce35">
            <text:p>426.145</text:p>
          </table:table-cell>
          <table:table-cell office:value-type="percentage" office:value="1" table:style-name="ce36">
            <text:p>100,0%</text:p>
          </table:table-cell>
          <table:table-cell office:value-type="float" office:value="645480" table:style-name="ce35">
            <text:p>645.480</text:p>
          </table:table-cell>
          <table:table-cell office:value-type="percentage" office:value="0.992464417010952" table:style-name="ce36">
            <text:p>99,2%</text:p>
          </table:table-cell>
          <table:table-cell office:value-type="float" office:value="888707" table:style-name="ce35">
            <text:p>888.707</text:p>
          </table:table-cell>
          <table:table-cell office:value-type="percentage" office:value="0.97004847475350575" table:style-name="ce36">
            <text:p>97,0%</text:p>
          </table:table-cell>
          <table:table-cell office:value-type="float" office:value="1174263" table:style-name="ce35">
            <text:p>1.174.263</text:p>
          </table:table-cell>
          <table:table-cell office:value-type="percentage" office:value="0.92825573646603499" table:style-name="ce36">
            <text:p>92,8%</text:p>
          </table:table-cell>
          <table:table-cell office:value-type="float" office:value="1176253" table:style-name="ce35">
            <text:p>1.176.253</text:p>
          </table:table-cell>
          <table:table-cell office:value-type="percentage" office:value="0.84921024551047786" table:style-name="ce36">
            <text:p>84,9%</text:p>
          </table:table-cell>
          <table:table-cell office:value-type="float" office:value="783728" table:style-name="ce35">
            <text:p>783.728</text:p>
          </table:table-cell>
          <table:table-cell office:value-type="percentage" office:value="0.68734986410481513" table:style-name="ce36">
            <text:p>68,7%</text:p>
          </table:table-cell>
          <table:table-cell office:value-type="float" office:value="492963" table:style-name="ce35">
            <text:p>492.963</text:p>
          </table:table-cell>
          <table:table-cell office:value-type="percentage" office:value="0.53082573825850243" table:style-name="ce36">
            <text:p>53,1%</text:p>
          </table:table-cell>
          <table:table-cell office:value-type="float" office:value="106997" table:style-name="ce35">
            <text:p>106.997</text:p>
          </table:table-cell>
          <table:table-cell office:value-type="percentage" office:value="0.14211184117029063" table:style-name="ce36">
            <text:p>14,2%</text:p>
          </table:table-cell>
          <table:table-cell office:value-type="float" office:value="5694536" table:style-name="ce35">
            <text:p>5.694.536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76416466775586334" table:style-name="ce36">
            <text:p>76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359" table:style-name="ce38">
            <text:p>99.359</text:p>
          </table:table-cell>
          <table:table-cell office:value-type="percentage" office:value="1" table:style-name="ce39">
            <text:p>100,0%</text:p>
          </table:table-cell>
          <table:table-cell office:value-type="float" office:value="117853" table:style-name="ce38">
            <text:p>117.853</text:p>
          </table:table-cell>
          <table:table-cell office:value-type="percentage" office:value="0.99073599260224454" table:style-name="ce39">
            <text:p>99,1%</text:p>
          </table:table-cell>
          <table:table-cell office:value-type="float" office:value="148473" table:style-name="ce38">
            <text:p>148.473</text:p>
          </table:table-cell>
          <table:table-cell office:value-type="percentage" office:value="0.94951620226774192" table:style-name="ce39">
            <text:p>95,0%</text:p>
          </table:table-cell>
          <table:table-cell office:value-type="float" office:value="178072" table:style-name="ce38">
            <text:p>178.072</text:p>
          </table:table-cell>
          <table:table-cell office:value-type="percentage" office:value="0.89814693391706091" table:style-name="ce39">
            <text:p>89,8%</text:p>
          </table:table-cell>
          <table:table-cell office:value-type="float" office:value="175418" table:style-name="ce38">
            <text:p>175.418</text:p>
          </table:table-cell>
          <table:table-cell office:value-type="percentage" office:value="0.8161140395360631" table:style-name="ce39">
            <text:p>81,6%</text:p>
          </table:table-cell>
          <table:table-cell office:value-type="float" office:value="105403" table:style-name="ce38">
            <text:p>105.403</text:p>
          </table:table-cell>
          <table:table-cell office:value-type="percentage" office:value="0.64158236246545663" table:style-name="ce39">
            <text:p>64,2%</text:p>
          </table:table-cell>
          <table:table-cell office:value-type="float" office:value="70656" table:style-name="ce38">
            <text:p>70.656</text:p>
          </table:table-cell>
          <table:table-cell office:value-type="percentage" office:value="0.54183633561092326" table:style-name="ce39">
            <text:p>54,2%</text:p>
          </table:table-cell>
          <table:table-cell office:value-type="float" office:value="25327" table:style-name="ce38">
            <text:p>25.327</text:p>
          </table:table-cell>
          <table:table-cell office:value-type="percentage" office:value="0.24563326188790502" table:style-name="ce39">
            <text:p>24,6%</text:p>
          </table:table-cell>
          <table:table-cell office:value-type="float" office:value="920561" table:style-name="ce38">
            <text:p>920.561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7675688993818426" table:style-name="ce39">
            <text:p>77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800" table:style-name="ce38">
            <text:p>87.800</text:p>
          </table:table-cell>
          <table:table-cell office:value-type="percentage" office:value="0.99970396010293083" table:style-name="ce39">
            <text:p>100,0%</text:p>
          </table:table-cell>
          <table:table-cell office:value-type="float" office:value="113526" table:style-name="ce38">
            <text:p>113.526</text:p>
          </table:table-cell>
          <table:table-cell office:value-type="percentage" office:value="1" table:style-name="ce39">
            <text:p>100,0%</text:p>
          </table:table-cell>
          <table:table-cell office:value-type="float" office:value="144345" table:style-name="ce38">
            <text:p>144.345</text:p>
          </table:table-cell>
          <table:table-cell office:value-type="percentage" office:value="0.9645377275278646" table:style-name="ce39">
            <text:p>96,5%</text:p>
          </table:table-cell>
          <table:table-cell office:value-type="float" office:value="148829" table:style-name="ce38">
            <text:p>148.829</text:p>
          </table:table-cell>
          <table:table-cell office:value-type="percentage" office:value="0.91505425927633799" table:style-name="ce39">
            <text:p>91,5%</text:p>
          </table:table-cell>
          <table:table-cell office:value-type="float" office:value="143914" table:style-name="ce38">
            <text:p>143.914</text:p>
          </table:table-cell>
          <table:table-cell office:value-type="percentage" office:value="0.86179660225278909" table:style-name="ce39">
            <text:p>86,2%</text:p>
          </table:table-cell>
          <table:table-cell office:value-type="float" office:value="78510" table:style-name="ce38">
            <text:p>78.510</text:p>
          </table:table-cell>
          <table:table-cell office:value-type="percentage" office:value="0.68597041528689129" table:style-name="ce39">
            <text:p>68,6%</text:p>
          </table:table-cell>
          <table:table-cell office:value-type="float" office:value="46240" table:style-name="ce38">
            <text:p>46.240</text:p>
          </table:table-cell>
          <table:table-cell office:value-type="percentage" office:value="0.58449520294270074" table:style-name="ce39">
            <text:p>58,4%</text:p>
          </table:table-cell>
          <table:table-cell office:value-type="float" office:value="11837" table:style-name="ce38">
            <text:p>11.837</text:p>
          </table:table-cell>
          <table:table-cell office:value-type="percentage" office:value="0.184953125" table:style-name="ce39">
            <text:p>18,5%</text:p>
          </table:table-cell>
          <table:table-cell office:value-type="float" office:value="775001" table:style-name="ce38">
            <text:p>775.001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2983038288859834" table:style-name="ce39">
            <text:p>83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434" table:style-name="ce38">
            <text:p>50.434</text:p>
          </table:table-cell>
          <table:table-cell office:value-type="percentage" office:value="1" table:style-name="ce39">
            <text:p>100,0%</text:p>
          </table:table-cell>
          <table:table-cell office:value-type="float" office:value="77982" table:style-name="ce38">
            <text:p>77.982</text:p>
          </table:table-cell>
          <table:table-cell office:value-type="percentage" office:value="0.96852799443588855" table:style-name="ce39">
            <text:p>96,9%</text:p>
          </table:table-cell>
          <table:table-cell office:value-type="float" office:value="104711" table:style-name="ce38">
            <text:p>104.711</text:p>
          </table:table-cell>
          <table:table-cell office:value-type="percentage" office:value="0.89320230996920613" table:style-name="ce39">
            <text:p>89,3%</text:p>
          </table:table-cell>
          <table:table-cell office:value-type="float" office:value="142085" table:style-name="ce38">
            <text:p>142.085</text:p>
          </table:table-cell>
          <table:table-cell office:value-type="percentage" office:value="0.85698173067063943" table:style-name="ce39">
            <text:p>85,7%</text:p>
          </table:table-cell>
          <table:table-cell office:value-type="float" office:value="152635" table:style-name="ce38">
            <text:p>152.635</text:p>
          </table:table-cell>
          <table:table-cell office:value-type="percentage" office:value="0.74032846361290572" table:style-name="ce39">
            <text:p>74,0%</text:p>
          </table:table-cell>
          <table:table-cell office:value-type="float" office:value="102068" table:style-name="ce38">
            <text:p>102.068</text:p>
          </table:table-cell>
          <table:table-cell office:value-type="percentage" office:value="0.56023755811336706" table:style-name="ce39">
            <text:p>56,0%</text:p>
          </table:table-cell>
          <table:table-cell office:value-type="float" office:value="73483" table:style-name="ce38">
            <text:p>73.483</text:p>
          </table:table-cell>
          <table:table-cell office:value-type="percentage" office:value="0.53270939960273156" table:style-name="ce39">
            <text:p>53,3%</text:p>
          </table:table-cell>
          <table:table-cell office:value-type="float" office:value="46363" table:style-name="ce38">
            <text:p>46.363</text:p>
          </table:table-cell>
          <table:table-cell office:value-type="percentage" office:value="0.48557813154587348" table:style-name="ce39">
            <text:p>48,6%</text:p>
          </table:table-cell>
          <table:table-cell office:value-type="float" office:value="749761" table:style-name="ce38">
            <text:p>749.761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2449986326745375" table:style-name="ce39">
            <text:p>72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0968" table:style-name="ce38">
            <text:p>90.968</text:p>
          </table:table-cell>
          <table:table-cell office:value-type="percentage" office:value="1" table:style-name="ce39">
            <text:p>100,0%</text:p>
          </table:table-cell>
          <table:table-cell office:value-type="float" office:value="148580" table:style-name="ce38">
            <text:p>148.580</text:p>
          </table:table-cell>
          <table:table-cell office:value-type="percentage" office:value="0.96148992758734497" table:style-name="ce39">
            <text:p>96,1%</text:p>
          </table:table-cell>
          <table:table-cell office:value-type="float" office:value="209162" table:style-name="ce38">
            <text:p>209.162</text:p>
          </table:table-cell>
          <table:table-cell office:value-type="percentage" office:value="0.88970275466625837" table:style-name="ce39">
            <text:p>89,0%</text:p>
          </table:table-cell>
          <table:table-cell office:value-type="float" office:value="308389" table:style-name="ce38">
            <text:p>308.389</text:p>
          </table:table-cell>
          <table:table-cell office:value-type="percentage" office:value="0.87982437120555079" table:style-name="ce39">
            <text:p>88,0%</text:p>
          </table:table-cell>
          <table:table-cell office:value-type="float" office:value="294012" table:style-name="ce38">
            <text:p>294.012</text:p>
          </table:table-cell>
          <table:table-cell office:value-type="percentage" office:value="0.75791134345902811" table:style-name="ce39">
            <text:p>75,8%</text:p>
          </table:table-cell>
          <table:table-cell office:value-type="float" office:value="186390" table:style-name="ce38">
            <text:p>186.390</text:p>
          </table:table-cell>
          <table:table-cell office:value-type="percentage" office:value="0.59945197373075954" table:style-name="ce39">
            <text:p>59,9%</text:p>
          </table:table-cell>
          <table:table-cell office:value-type="float" office:value="135294" table:style-name="ce38">
            <text:p>135.294</text:p>
          </table:table-cell>
          <table:table-cell office:value-type="percentage" office:value="0.53741837075170407" table:style-name="ce39">
            <text:p>53,7%</text:p>
          </table:table-cell>
          <table:table-cell office:value-type="float" office:value="47967" table:style-name="ce38">
            <text:p>47.967</text:p>
          </table:table-cell>
          <table:table-cell office:value-type="percentage" office:value="0.26678420663303615" table:style-name="ce39">
            <text:p>26,7%</text:p>
          </table:table-cell>
          <table:table-cell office:value-type="float" office:value="1420762" table:style-name="ce38">
            <text:p>1.420.762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2459243135618889" table:style-name="ce39">
            <text:p>72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860" table:style-name="ce38">
            <text:p>41.860</text:p>
          </table:table-cell>
          <table:table-cell office:value-type="percentage" office:value="1" table:style-name="ce39">
            <text:p>100,0%</text:p>
          </table:table-cell>
          <table:table-cell office:value-type="float" office:value="55607" table:style-name="ce38">
            <text:p>55.607</text:p>
          </table:table-cell>
          <table:table-cell office:value-type="percentage" office:value="1" table:style-name="ce39">
            <text:p>100,0%</text:p>
          </table:table-cell>
          <table:table-cell office:value-type="float" office:value="74586" table:style-name="ce38">
            <text:p>74.586</text:p>
          </table:table-cell>
          <table:table-cell office:value-type="percentage" office:value="0.96432865731462925" table:style-name="ce39">
            <text:p>96,4%</text:p>
          </table:table-cell>
          <table:table-cell office:value-type="float" office:value="80732" table:style-name="ce38">
            <text:p>80.732</text:p>
          </table:table-cell>
          <table:table-cell office:value-type="percentage" office:value="0.8973811746920991" table:style-name="ce39">
            <text:p>89,7%</text:p>
          </table:table-cell>
          <table:table-cell office:value-type="float" office:value="80850" table:style-name="ce38">
            <text:p>80.850</text:p>
          </table:table-cell>
          <table:table-cell office:value-type="percentage" office:value="0.82694923748836546" table:style-name="ce39">
            <text:p>82,7%</text:p>
          </table:table-cell>
          <table:table-cell office:value-type="float" office:value="40011" table:style-name="ce38">
            <text:p>40.011</text:p>
          </table:table-cell>
          <table:table-cell office:value-type="percentage" office:value="0.56774935081520583" table:style-name="ce39">
            <text:p>56,8%</text:p>
          </table:table-cell>
          <table:table-cell office:value-type="float" office:value="12512" table:style-name="ce38">
            <text:p>12.512</text:p>
          </table:table-cell>
          <table:table-cell office:value-type="percentage" office:value="0.24773784773784774" table:style-name="ce39">
            <text:p>24,8%</text:p>
          </table:table-cell>
          <table:table-cell office:value-type="float" office:value="1273" table:style-name="ce38">
            <text:p>1.273</text:p>
          </table:table-cell>
          <table:table-cell office:value-type="percentage" office:value="2.8956167686463617E-2" table:style-name="ce39">
            <text:p>2,9%</text:p>
          </table:table-cell>
          <table:table-cell office:value-type="float" office:value="387431" table:style-name="ce38">
            <text:p>387.431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3919298185363469" table:style-name="ce39">
            <text:p>73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6155" table:style-name="ce38">
            <text:p>226.155</text:p>
          </table:table-cell>
          <table:table-cell office:value-type="percentage" office:value="1" table:style-name="ce39">
            <text:p>100,0%</text:p>
          </table:table-cell>
          <table:table-cell office:value-type="float" office:value="248170" table:style-name="ce38">
            <text:p>248.170</text:p>
          </table:table-cell>
          <table:table-cell office:value-type="percentage" office:value="1" table:style-name="ce39">
            <text:p>100,0%</text:p>
          </table:table-cell>
          <table:table-cell office:value-type="float" office:value="309703" table:style-name="ce38">
            <text:p>309.703</text:p>
          </table:table-cell>
          <table:table-cell office:value-type="percentage" office:value="0.97215098485442986" table:style-name="ce39">
            <text:p>97,2%</text:p>
          </table:table-cell>
          <table:table-cell office:value-type="float" office:value="341074" table:style-name="ce38">
            <text:p>341.074</text:p>
          </table:table-cell>
          <table:table-cell office:value-type="percentage" office:value="0.89479635338099295" table:style-name="ce39">
            <text:p>89,5%</text:p>
          </table:table-cell>
          <table:table-cell office:value-type="float" office:value="304408" table:style-name="ce38">
            <text:p>304.408</text:p>
          </table:table-cell>
          <table:table-cell office:value-type="percentage" office:value="0.83788552318300047" table:style-name="ce39">
            <text:p>83,8%</text:p>
          </table:table-cell>
          <table:table-cell office:value-type="float" office:value="183115" table:style-name="ce38">
            <text:p>183.115</text:p>
          </table:table-cell>
          <table:table-cell office:value-type="percentage" office:value="0.68381861432577873" table:style-name="ce39">
            <text:p>68,4%</text:p>
          </table:table-cell>
          <table:table-cell office:value-type="float" office:value="84723" table:style-name="ce38">
            <text:p>84.723</text:p>
          </table:table-cell>
          <table:table-cell office:value-type="percentage" office:value="0.40151938807427279" table:style-name="ce39">
            <text:p>40,2%</text:p>
          </table:table-cell>
          <table:table-cell office:value-type="float" office:value="11092" table:style-name="ce38">
            <text:p>11.092</text:p>
          </table:table-cell>
          <table:table-cell office:value-type="percentage" office:value="6.708519311487704E-2" table:style-name="ce39">
            <text:p>6,7%</text:p>
          </table:table-cell>
          <table:table-cell office:value-type="float" office:value="1708440" table:style-name="ce38">
            <text:p>1.708.440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8503740144183609" table:style-name="ce39">
            <text:p>78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592" table:style-name="ce38">
            <text:p>135.592</text:p>
          </table:table-cell>
          <table:table-cell office:value-type="percentage" office:value="1" table:style-name="ce39">
            <text:p>100,0%</text:p>
          </table:table-cell>
          <table:table-cell office:value-type="float" office:value="156451" table:style-name="ce38">
            <text:p>156.451</text:p>
          </table:table-cell>
          <table:table-cell office:value-type="percentage" office:value="0.98334391361462214" table:style-name="ce39">
            <text:p>98,3%</text:p>
          </table:table-cell>
          <table:table-cell office:value-type="float" office:value="209785" table:style-name="ce38">
            <text:p>209.785</text:p>
          </table:table-cell>
          <table:table-cell office:value-type="percentage" office:value="0.96036055007232979" table:style-name="ce39">
            <text:p>96,0%</text:p>
          </table:table-cell>
          <table:table-cell office:value-type="float" office:value="271341" table:style-name="ce38">
            <text:p>271.341</text:p>
          </table:table-cell>
          <table:table-cell office:value-type="percentage" office:value="0.88247289236953541" table:style-name="ce39">
            <text:p>88,2%</text:p>
          </table:table-cell>
          <table:table-cell office:value-type="float" office:value="265298" table:style-name="ce38">
            <text:p>265.298</text:p>
          </table:table-cell>
          <table:table-cell office:value-type="percentage" office:value="0.80246215272001331" table:style-name="ce39">
            <text:p>80,2%</text:p>
          </table:table-cell>
          <table:table-cell office:value-type="float" office:value="172670" table:style-name="ce38">
            <text:p>172.670</text:p>
          </table:table-cell>
          <table:table-cell office:value-type="percentage" office:value="0.649377023779527" table:style-name="ce39">
            <text:p>64,9%</text:p>
          </table:table-cell>
          <table:table-cell office:value-type="float" office:value="117703" table:style-name="ce38">
            <text:p>117.703</text:p>
          </table:table-cell>
          <table:table-cell office:value-type="percentage" office:value="0.53970168142363895" table:style-name="ce39">
            <text:p>54,0%</text:p>
          </table:table-cell>
          <table:table-cell office:value-type="float" office:value="21813" table:style-name="ce38">
            <text:p>21.813</text:p>
          </table:table-cell>
          <table:table-cell office:value-type="percentage" office:value="0.12538224541880302" table:style-name="ce39">
            <text:p>12,5%</text:p>
          </table:table-cell>
          <table:table-cell office:value-type="float" office:value="1350653" table:style-name="ce38">
            <text:p>1.350.653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4671879008217679" table:style-name="ce39">
            <text:p>74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0116" table:style-name="ce38">
            <text:p>450.116</text:p>
          </table:table-cell>
          <table:table-cell office:value-type="percentage" office:value="1" table:style-name="ce39">
            <text:p>100,0%</text:p>
          </table:table-cell>
          <table:table-cell office:value-type="float" office:value="607376" table:style-name="ce38">
            <text:p>607.376</text:p>
          </table:table-cell>
          <table:table-cell office:value-type="percentage" office:value="0.95605800167482036" table:style-name="ce39">
            <text:p>95,6%</text:p>
          </table:table-cell>
          <table:table-cell office:value-type="float" office:value="765640" table:style-name="ce38">
            <text:p>765.640</text:p>
          </table:table-cell>
          <table:table-cell office:value-type="percentage" office:value="0.91410533152495754" table:style-name="ce39">
            <text:p>91,4%</text:p>
          </table:table-cell>
          <table:table-cell office:value-type="float" office:value="936721" table:style-name="ce38">
            <text:p>936.721</text:p>
          </table:table-cell>
          <table:table-cell office:value-type="percentage" office:value="0.85797596585392666" table:style-name="ce39">
            <text:p>85,8%</text:p>
          </table:table-cell>
          <table:table-cell office:value-type="float" office:value="1031859" table:style-name="ce38">
            <text:p>1.031.859</text:p>
          </table:table-cell>
          <table:table-cell office:value-type="percentage" office:value="0.78363780657753346" table:style-name="ce39">
            <text:p>78,4%</text:p>
          </table:table-cell>
          <table:table-cell office:value-type="float" office:value="589238" table:style-name="ce38">
            <text:p>589.238</text:p>
          </table:table-cell>
          <table:table-cell office:value-type="percentage" office:value="0.56405195222906768" table:style-name="ce39">
            <text:p>56,4%</text:p>
          </table:table-cell>
          <table:table-cell office:value-type="float" office:value="411177" table:style-name="ce38">
            <text:p>411.177</text:p>
          </table:table-cell>
          <table:table-cell office:value-type="percentage" office:value="0.49011782796044984" table:style-name="ce39">
            <text:p>49,0%</text:p>
          </table:table-cell>
          <table:table-cell office:value-type="float" office:value="165250" table:style-name="ce38">
            <text:p>165.250</text:p>
          </table:table-cell>
          <table:table-cell office:value-type="percentage" office:value="0.2518417595547468" table:style-name="ce39">
            <text:p>25,2%</text:p>
          </table:table-cell>
          <table:table-cell office:value-type="float" office:value="4957377" table:style-name="ce38">
            <text:p>4.957.377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2177011688379755" table:style-name="ce39">
            <text:p>72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956" table:style-name="ce38">
            <text:p>291.956</text:p>
          </table:table-cell>
          <table:table-cell office:value-type="percentage" office:value="1" table:style-name="ce39">
            <text:p>100,0%</text:p>
          </table:table-cell>
          <table:table-cell office:value-type="float" office:value="429082" table:style-name="ce38">
            <text:p>429.082</text:p>
          </table:table-cell>
          <table:table-cell office:value-type="percentage" office:value="0.97994802015246818" table:style-name="ce39">
            <text:p>98,0%</text:p>
          </table:table-cell>
          <table:table-cell office:value-type="float" office:value="540977" table:style-name="ce38">
            <text:p>540.977</text:p>
          </table:table-cell>
          <table:table-cell office:value-type="percentage" office:value="0.93154971001914832" table:style-name="ce39">
            <text:p>93,2%</text:p>
          </table:table-cell>
          <table:table-cell office:value-type="float" office:value="696457" table:style-name="ce38">
            <text:p>696.457</text:p>
          </table:table-cell>
          <table:table-cell office:value-type="percentage" office:value="0.92572846634606443" table:style-name="ce39">
            <text:p>92,6%</text:p>
          </table:table-cell>
          <table:table-cell office:value-type="float" office:value="712315" table:style-name="ce38">
            <text:p>712.315</text:p>
          </table:table-cell>
          <table:table-cell office:value-type="percentage" office:value="0.83645495239482004" table:style-name="ce39">
            <text:p>83,6%</text:p>
          </table:table-cell>
          <table:table-cell office:value-type="float" office:value="406857" table:style-name="ce38">
            <text:p>406.857</text:p>
          </table:table-cell>
          <table:table-cell office:value-type="percentage" office:value="0.62713118430726977" table:style-name="ce39">
            <text:p>62,7%</text:p>
          </table:table-cell>
          <table:table-cell office:value-type="float" office:value="154431" table:style-name="ce38">
            <text:p>154.431</text:p>
          </table:table-cell>
          <table:table-cell office:value-type="percentage" office:value="0.29921182036944466" table:style-name="ce39">
            <text:p>29,9%</text:p>
          </table:table-cell>
          <table:table-cell office:value-type="float" office:value="28400" table:style-name="ce38">
            <text:p>28.400</text:p>
          </table:table-cell>
          <table:table-cell office:value-type="percentage" office:value="6.6897352607936764E-2" table:style-name="ce39">
            <text:p>6,7%</text:p>
          </table:table-cell>
          <table:table-cell office:value-type="float" office:value="3260475" table:style-name="ce38">
            <text:p>3.260.475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72641300722586521" table:style-name="ce39">
            <text:p>72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7015" table:style-name="ce38">
            <text:p>77.015</text:p>
          </table:table-cell>
          <table:table-cell office:value-type="percentage" office:value="1" table:style-name="ce39">
            <text:p>100,0%</text:p>
          </table:table-cell>
          <table:table-cell office:value-type="float" office:value="95012" table:style-name="ce38">
            <text:p>95.012</text:p>
          </table:table-cell>
          <table:table-cell office:value-type="percentage" office:value="1" table:style-name="ce39">
            <text:p>100,0%</text:p>
          </table:table-cell>
          <table:table-cell office:value-type="float" office:value="129184" table:style-name="ce38">
            <text:p>129.184</text:p>
          </table:table-cell>
          <table:table-cell office:value-type="percentage" office:value="1.0310222910364972" table:style-name="ce39">
            <text:p>103,1%</text:p>
          </table:table-cell>
          <table:table-cell office:value-type="float" office:value="157887" table:style-name="ce38">
            <text:p>157.887</text:p>
          </table:table-cell>
          <table:table-cell office:value-type="percentage" office:value="0.93305006618759456" table:style-name="ce39">
            <text:p>93,3%</text:p>
          </table:table-cell>
          <table:table-cell office:value-type="float" office:value="141036" table:style-name="ce38">
            <text:p>141.036</text:p>
          </table:table-cell>
          <table:table-cell office:value-type="percentage" office:value="0.88427150864609327" table:style-name="ce39">
            <text:p>88,4%</text:p>
          </table:table-cell>
          <table:table-cell office:value-type="float" office:value="100502" table:style-name="ce38">
            <text:p>100.502</text:p>
          </table:table-cell>
          <table:table-cell office:value-type="percentage" office:value="0.7529424104166198" table:style-name="ce39">
            <text:p>75,3%</text:p>
          </table:table-cell>
          <table:table-cell office:value-type="float" office:value="49397" table:style-name="ce38">
            <text:p>49.397</text:p>
          </table:table-cell>
          <table:table-cell office:value-type="percentage" office:value="0.43590716554888809" table:style-name="ce39">
            <text:p>43,6%</text:p>
          </table:table-cell>
          <table:table-cell office:value-type="float" office:value="5617" table:style-name="ce38">
            <text:p>5.617</text:p>
          </table:table-cell>
          <table:table-cell office:value-type="percentage" office:value="6.6277286135693211E-2" table:style-name="ce39">
            <text:p>6,6%</text:p>
          </table:table-cell>
          <table:table-cell office:value-type="float" office:value="755650" table:style-name="ce38">
            <text:p>755.650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9255367685541889" table:style-name="ce39">
            <text:p>79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768" table:style-name="ce38">
            <text:p>239.768</text:p>
          </table:table-cell>
          <table:table-cell office:value-type="percentage" office:value="1" table:style-name="ce39">
            <text:p>100,0%</text:p>
          </table:table-cell>
          <table:table-cell office:value-type="float" office:value="288895" table:style-name="ce38">
            <text:p>288.895</text:p>
          </table:table-cell>
          <table:table-cell office:value-type="percentage" office:value="0.9970078892332328" table:style-name="ce39">
            <text:p>99,7%</text:p>
          </table:table-cell>
          <table:table-cell office:value-type="float" office:value="338302" table:style-name="ce38">
            <text:p>338.302</text:p>
          </table:table-cell>
          <table:table-cell office:value-type="percentage" office:value="0.97513886206608302" table:style-name="ce39">
            <text:p>97,5%</text:p>
          </table:table-cell>
          <table:table-cell office:value-type="float" office:value="381669" table:style-name="ce38">
            <text:p>381.669</text:p>
          </table:table-cell>
          <table:table-cell office:value-type="percentage" office:value="0.94032851346057666" table:style-name="ce39">
            <text:p>94,0%</text:p>
          </table:table-cell>
          <table:table-cell office:value-type="float" office:value="389785" table:style-name="ce38">
            <text:p>389.785</text:p>
          </table:table-cell>
          <table:table-cell office:value-type="percentage" office:value="0.87943712053354872" table:style-name="ce39">
            <text:p>87,9%</text:p>
          </table:table-cell>
          <table:table-cell office:value-type="float" office:value="226010" table:style-name="ce38">
            <text:p>226.010</text:p>
          </table:table-cell>
          <table:table-cell office:value-type="percentage" office:value="0.69883861871073072" table:style-name="ce39">
            <text:p>69,9%</text:p>
          </table:table-cell>
          <table:table-cell office:value-type="float" office:value="44753" table:style-name="ce38">
            <text:p>44.753</text:p>
          </table:table-cell>
          <table:table-cell office:value-type="percentage" office:value="0.19375186703668268" table:style-name="ce39">
            <text:p>19,4%</text:p>
          </table:table-cell>
          <table:table-cell office:value-type="float" office:value="12024" table:style-name="ce38">
            <text:p>12.024</text:p>
          </table:table-cell>
          <table:table-cell office:value-type="percentage" office:value="6.679740232324298E-2" table:style-name="ce39">
            <text:p>6,7%</text:p>
          </table:table-cell>
          <table:table-cell office:value-type="float" office:value="1921206" table:style-name="ce38">
            <text:p>1.921.206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8272900720595706" table:style-name="ce39">
            <text:p>78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101" table:style-name="ce38">
            <text:p>23.101</text:p>
          </table:table-cell>
          <table:table-cell office:value-type="percentage" office:value="1" table:style-name="ce39">
            <text:p>100,0%</text:p>
          </table:table-cell>
          <table:table-cell office:value-type="float" office:value="28457" table:style-name="ce38">
            <text:p>28.457</text:p>
          </table:table-cell>
          <table:table-cell office:value-type="percentage" office:value="1" table:style-name="ce39">
            <text:p>100,0%</text:p>
          </table:table-cell>
          <table:table-cell office:value-type="float" office:value="36414" table:style-name="ce38">
            <text:p>36.414</text:p>
          </table:table-cell>
          <table:table-cell office:value-type="percentage" office:value="0.96542764727716213" table:style-name="ce39">
            <text:p>96,5%</text:p>
          </table:table-cell>
          <table:table-cell office:value-type="float" office:value="43563" table:style-name="ce38">
            <text:p>43.563</text:p>
          </table:table-cell>
          <table:table-cell office:value-type="percentage" office:value="0.91396022155085599" table:style-name="ce39">
            <text:p>91,4%</text:p>
          </table:table-cell>
          <table:table-cell office:value-type="float" office:value="44196" table:style-name="ce38">
            <text:p>44.196</text:p>
          </table:table-cell>
          <table:table-cell office:value-type="percentage" office:value="0.83472151396679695" table:style-name="ce39">
            <text:p>83,5%</text:p>
          </table:table-cell>
          <table:table-cell office:value-type="float" office:value="24835" table:style-name="ce38">
            <text:p>24.835</text:p>
          </table:table-cell>
          <table:table-cell office:value-type="percentage" office:value="0.63162847478318374" table:style-name="ce39">
            <text:p>63,2%</text:p>
          </table:table-cell>
          <table:table-cell office:value-type="float" office:value="11464" table:style-name="ce38">
            <text:p>11.464</text:p>
          </table:table-cell>
          <table:table-cell office:value-type="percentage" office:value="0.37638715608378753" table:style-name="ce39">
            <text:p>37,6%</text:p>
          </table:table-cell>
          <table:table-cell office:value-type="float" office:value="2806" table:style-name="ce38">
            <text:p>2.806</text:p>
          </table:table-cell>
          <table:table-cell office:value-type="percentage" office:value="0.1099013003289989" table:style-name="ce39">
            <text:p>11,0%</text:p>
          </table:table-cell>
          <table:table-cell office:value-type="float" office:value="214836" table:style-name="ce38">
            <text:p>214.836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5654470542662955" table:style-name="ce39">
            <text:p>75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9447" table:style-name="ce38">
            <text:p>369.447</text:p>
          </table:table-cell>
          <table:table-cell office:value-type="percentage" office:value="1" table:style-name="ce39">
            <text:p>100,0%</text:p>
          </table:table-cell>
          <table:table-cell office:value-type="float" office:value="506181" table:style-name="ce38">
            <text:p>506.181</text:p>
          </table:table-cell>
          <table:table-cell office:value-type="percentage" office:value="0.96217312543125488" table:style-name="ce39">
            <text:p>96,2%</text:p>
          </table:table-cell>
          <table:table-cell office:value-type="float" office:value="666674" table:style-name="ce38">
            <text:p>666.674</text:p>
          </table:table-cell>
          <table:table-cell office:value-type="percentage" office:value="0.94789165148871857" table:style-name="ce39">
            <text:p>94,8%</text:p>
          </table:table-cell>
          <table:table-cell office:value-type="float" office:value="909131" table:style-name="ce38">
            <text:p>909.131</text:p>
          </table:table-cell>
          <table:table-cell office:value-type="percentage" office:value="0.93456711311772511" table:style-name="ce39">
            <text:p>93,5%</text:p>
          </table:table-cell>
          <table:table-cell office:value-type="float" office:value="950180" table:style-name="ce38">
            <text:p>950.180</text:p>
          </table:table-cell>
          <table:table-cell office:value-type="percentage" office:value="0.81492592868947855" table:style-name="ce39">
            <text:p>81,5%</text:p>
          </table:table-cell>
          <table:table-cell office:value-type="float" office:value="586017" table:style-name="ce38">
            <text:p>586.017</text:p>
          </table:table-cell>
          <table:table-cell office:value-type="percentage" office:value="0.61709384608904427" table:style-name="ce39">
            <text:p>61,7%</text:p>
          </table:table-cell>
          <table:table-cell office:value-type="float" office:value="373725" table:style-name="ce38">
            <text:p>373.725</text:p>
          </table:table-cell>
          <table:table-cell office:value-type="percentage" office:value="0.50335028115424763" table:style-name="ce39">
            <text:p>50,3%</text:p>
          </table:table-cell>
          <table:table-cell office:value-type="float" office:value="95824" table:style-name="ce38">
            <text:p>95.824</text:p>
          </table:table-cell>
          <table:table-cell office:value-type="percentage" office:value="0.17311062213888015" table:style-name="ce39">
            <text:p>17,3%</text:p>
          </table:table-cell>
          <table:table-cell office:value-type="float" office:value="4457179" table:style-name="ce38">
            <text:p>4.457.179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4560488007819425" table:style-name="ce39">
            <text:p>74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534" table:style-name="ce38">
            <text:p>72.534</text:p>
          </table:table-cell>
          <table:table-cell office:value-type="percentage" office:value="1" table:style-name="ce39">
            <text:p>100,0%</text:p>
          </table:table-cell>
          <table:table-cell office:value-type="float" office:value="100025" table:style-name="ce38">
            <text:p>100.025</text:p>
          </table:table-cell>
          <table:table-cell office:value-type="percentage" office:value="0.97206969941398846" table:style-name="ce39">
            <text:p>97,2%</text:p>
          </table:table-cell>
          <table:table-cell office:value-type="float" office:value="135171" table:style-name="ce38">
            <text:p>135.171</text:p>
          </table:table-cell>
          <table:table-cell office:value-type="percentage" office:value="0.92010019808180576" table:style-name="ce39">
            <text:p>92,0%</text:p>
          </table:table-cell>
          <table:table-cell office:value-type="float" office:value="190361" table:style-name="ce38">
            <text:p>190.361</text:p>
          </table:table-cell>
          <table:table-cell office:value-type="percentage" office:value="0.89264076977904494" table:style-name="ce39">
            <text:p>89,3%</text:p>
          </table:table-cell>
          <table:table-cell office:value-type="float" office:value="203268" table:style-name="ce38">
            <text:p>203.268</text:p>
          </table:table-cell>
          <table:table-cell office:value-type="percentage" office:value="0.79977336842975011" table:style-name="ce39">
            <text:p>80,0%</text:p>
          </table:table-cell>
          <table:table-cell office:value-type="float" office:value="128154" table:style-name="ce38">
            <text:p>128.154</text:p>
          </table:table-cell>
          <table:table-cell office:value-type="percentage" office:value="0.61316823203494686" table:style-name="ce39">
            <text:p>61,3%</text:p>
          </table:table-cell>
          <table:table-cell office:value-type="float" office:value="86238" table:style-name="ce38">
            <text:p>86.238</text:p>
          </table:table-cell>
          <table:table-cell office:value-type="percentage" office:value="0.50066183642190332" table:style-name="ce39">
            <text:p>50,1%</text:p>
          </table:table-cell>
          <table:table-cell office:value-type="float" office:value="9163" table:style-name="ce38">
            <text:p>9.163</text:p>
          </table:table-cell>
          <table:table-cell office:value-type="percentage" office:value="6.4576373912920912E-2" table:style-name="ce39">
            <text:p>6,5%</text:p>
          </table:table-cell>
          <table:table-cell office:value-type="float" office:value="924914" table:style-name="ce38">
            <text:p>924.914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70596739119649321" table:style-name="ce39">
            <text:p>70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54" table:style-name="ce38">
            <text:p>41.954</text:p>
          </table:table-cell>
          <table:table-cell office:value-type="percentage" office:value="1" table:style-name="ce39">
            <text:p>100,0%</text:p>
          </table:table-cell>
          <table:table-cell office:value-type="float" office:value="55565" table:style-name="ce38">
            <text:p>55.565</text:p>
          </table:table-cell>
          <table:table-cell office:value-type="percentage" office:value="0.99593131631775167" table:style-name="ce39">
            <text:p>99,6%</text:p>
          </table:table-cell>
          <table:table-cell office:value-type="float" office:value="69740" table:style-name="ce38">
            <text:p>69.740</text:p>
          </table:table-cell>
          <table:table-cell office:value-type="percentage" office:value="0.94442337901522133" table:style-name="ce39">
            <text:p>94,4%</text:p>
          </table:table-cell>
          <table:table-cell office:value-type="float" office:value="88456" table:style-name="ce38">
            <text:p>88.456</text:p>
          </table:table-cell>
          <table:table-cell office:value-type="percentage" office:value="0.91480340041781294" table:style-name="ce39">
            <text:p>91,5%</text:p>
          </table:table-cell>
          <table:table-cell office:value-type="float" office:value="89462" table:style-name="ce38">
            <text:p>89.462</text:p>
          </table:table-cell>
          <table:table-cell office:value-type="percentage" office:value="0.82833651228680949" table:style-name="ce39">
            <text:p>82,8%</text:p>
          </table:table-cell>
          <table:table-cell office:value-type="float" office:value="54240" table:style-name="ce38">
            <text:p>54.240</text:p>
          </table:table-cell>
          <table:table-cell office:value-type="percentage" office:value="0.66682238969277485" table:style-name="ce39">
            <text:p>66,7%</text:p>
          </table:table-cell>
          <table:table-cell office:value-type="float" office:value="37941" table:style-name="ce38">
            <text:p>37.941</text:p>
          </table:table-cell>
          <table:table-cell office:value-type="percentage" office:value="0.55691576027125811" table:style-name="ce39">
            <text:p>55,7%</text:p>
          </table:table-cell>
          <table:table-cell office:value-type="float" office:value="10109" table:style-name="ce38">
            <text:p>10.109</text:p>
          </table:table-cell>
          <table:table-cell office:value-type="percentage" office:value="0.17927573242533873" table:style-name="ce39">
            <text:p>17,9%</text:p>
          </table:table-cell>
          <table:table-cell office:value-type="float" office:value="447467" table:style-name="ce38">
            <text:p>447.467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6969798092040309" table:style-name="ce39">
            <text:p>77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470" table:style-name="ce38">
            <text:p>161.470</text:p>
          </table:table-cell>
          <table:table-cell office:value-type="percentage" office:value="1.0222855333966445" table:style-name="ce39">
            <text:p>102,2%</text:p>
          </table:table-cell>
          <table:table-cell office:value-type="float" office:value="211575" table:style-name="ce38">
            <text:p>211.575</text:p>
          </table:table-cell>
          <table:table-cell office:value-type="percentage" office:value="0.99293226519492583" table:style-name="ce39">
            <text:p>99,3%</text:p>
          </table:table-cell>
          <table:table-cell office:value-type="float" office:value="270310" table:style-name="ce38">
            <text:p>270.310</text:p>
          </table:table-cell>
          <table:table-cell office:value-type="percentage" office:value="0.96498273947857871" table:style-name="ce39">
            <text:p>96,5%</text:p>
          </table:table-cell>
          <table:table-cell office:value-type="float" office:value="313071" table:style-name="ce38">
            <text:p>313.071</text:p>
          </table:table-cell>
          <table:table-cell office:value-type="percentage" office:value="0.92085935225029925" table:style-name="ce39">
            <text:p>92,1%</text:p>
          </table:table-cell>
          <table:table-cell office:value-type="float" office:value="303467" table:style-name="ce38">
            <text:p>303.467</text:p>
          </table:table-cell>
          <table:table-cell office:value-type="percentage" office:value="0.83799874631696092" table:style-name="ce39">
            <text:p>83,8%</text:p>
          </table:table-cell>
          <table:table-cell office:value-type="float" office:value="158006" table:style-name="ce38">
            <text:p>158.006</text:p>
          </table:table-cell>
          <table:table-cell office:value-type="percentage" office:value="0.60644883953896289" table:style-name="ce39">
            <text:p>60,6%</text:p>
          </table:table-cell>
          <table:table-cell office:value-type="float" office:value="74961" table:style-name="ce38">
            <text:p>74.961</text:p>
          </table:table-cell>
          <table:table-cell office:value-type="percentage" office:value="0.37195212718449494" table:style-name="ce39">
            <text:p>37,2%</text:p>
          </table:table-cell>
          <table:table-cell office:value-type="float" office:value="28130" table:style-name="ce38">
            <text:p>28.130</text:p>
          </table:table-cell>
          <table:table-cell office:value-type="percentage" office:value="0.16683866529067767" table:style-name="ce39">
            <text:p>16,7%</text:p>
          </table:table-cell>
          <table:table-cell office:value-type="float" office:value="1520990" table:style-name="ce38">
            <text:p>1.520.990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6665004992582952" table:style-name="ce39">
            <text:p>76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52" table:style-name="ce38">
            <text:p>2.352</text:p>
          </table:table-cell>
          <table:table-cell office:value-type="percentage" office:value="0.90287907869481765" table:style-name="ce39">
            <text:p>90,3%</text:p>
          </table:table-cell>
          <table:table-cell office:value-type="float" office:value="3813" table:style-name="ce38">
            <text:p>3.813</text:p>
          </table:table-cell>
          <table:table-cell office:value-type="percentage" office:value="0.88304770727188509" table:style-name="ce39">
            <text:p>88,3%</text:p>
          </table:table-cell>
          <table:table-cell office:value-type="float" office:value="7214" table:style-name="ce38">
            <text:p>7.214</text:p>
          </table:table-cell>
          <table:table-cell office:value-type="percentage" office:value="0.91816214840269827" table:style-name="ce39">
            <text:p>91,8%</text:p>
          </table:table-cell>
          <table:table-cell office:value-type="float" office:value="9943" table:style-name="ce38">
            <text:p>9.943</text:p>
          </table:table-cell>
          <table:table-cell office:value-type="percentage" office:value="0.86041883004499831" table:style-name="ce39">
            <text:p>86,0%</text:p>
          </table:table-cell>
          <table:table-cell office:value-type="float" office:value="9996" table:style-name="ce38">
            <text:p>9.996</text:p>
          </table:table-cell>
          <table:table-cell office:value-type="percentage" office:value="0.79069767441860461" table:style-name="ce39">
            <text:p>79,1%</text:p>
          </table:table-cell>
          <table:table-cell office:value-type="float" office:value="7535" table:style-name="ce38">
            <text:p>7.535</text:p>
          </table:table-cell>
          <table:table-cell office:value-type="percentage" office:value="0.63351269547671096" table:style-name="ce39">
            <text:p>63,4%</text:p>
          </table:table-cell>
          <table:table-cell office:value-type="float" office:value="6667" table:style-name="ce38">
            <text:p>6.667</text:p>
          </table:table-cell>
          <table:table-cell office:value-type="percentage" office:value="0.60791465305005932" table:style-name="ce39">
            <text:p>60,8%</text:p>
          </table:table-cell>
          <table:table-cell office:value-type="float" office:value="3057" table:style-name="ce38">
            <text:p>3.057</text:p>
          </table:table-cell>
          <table:table-cell office:value-type="percentage" office:value="0.3349769888231427" table:style-name="ce39">
            <text:p>33,5%</text:p>
          </table:table-cell>
          <table:table-cell office:value-type="float" office:value="50577" table:style-name="ce38">
            <text:p>50.577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1270344536038888" table:style-name="ce39">
            <text:p>71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44" table:style-name="ce38">
            <text:p>1.944</text:p>
          </table:table-cell>
          <table:table-cell office:value-type="percentage" office:value="0.82758620689655171" table:style-name="ce39">
            <text:p>82,8%</text:p>
          </table:table-cell>
          <table:table-cell office:value-type="float" office:value="3198" table:style-name="ce38">
            <text:p>3.198</text:p>
          </table:table-cell>
          <table:table-cell office:value-type="percentage" office:value="0.8532550693703308" table:style-name="ce39">
            <text:p>85,3%</text:p>
          </table:table-cell>
          <table:table-cell office:value-type="float" office:value="6844" table:style-name="ce38">
            <text:p>6.844</text:p>
          </table:table-cell>
          <table:table-cell office:value-type="percentage" office:value="0.87440909671649414" table:style-name="ce39">
            <text:p>87,4%</text:p>
          </table:table-cell>
          <table:table-cell office:value-type="float" office:value="9190" table:style-name="ce38">
            <text:p>9.190</text:p>
          </table:table-cell>
          <table:table-cell office:value-type="percentage" office:value="0.81334631383308253" table:style-name="ce39">
            <text:p>81,3%</text:p>
          </table:table-cell>
          <table:table-cell office:value-type="float" office:value="9365" table:style-name="ce38">
            <text:p>9.365</text:p>
          </table:table-cell>
          <table:table-cell office:value-type="percentage" office:value="0.78028661889685047" table:style-name="ce39">
            <text:p>78,0%</text:p>
          </table:table-cell>
          <table:table-cell office:value-type="float" office:value="7457" table:style-name="ce38">
            <text:p>7.457</text:p>
          </table:table-cell>
          <table:table-cell office:value-type="percentage" office:value="0.61460479683507785" table:style-name="ce39">
            <text:p>61,5%</text:p>
          </table:table-cell>
          <table:table-cell office:value-type="float" office:value="6688" table:style-name="ce38">
            <text:p>6.688</text:p>
          </table:table-cell>
          <table:table-cell office:value-type="percentage" office:value="0.55756565235514799" table:style-name="ce39">
            <text:p>55,8%</text:p>
          </table:table-cell>
          <table:table-cell office:value-type="float" office:value="3209" table:style-name="ce38">
            <text:p>3.209</text:p>
          </table:table-cell>
          <table:table-cell office:value-type="percentage" office:value="0.33517860873198246" table:style-name="ce39">
            <text:p>33,5%</text:p>
          </table:table-cell>
          <table:table-cell office:value-type="float" office:value="47895" table:style-name="ce38">
            <text:p>47.895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7527175828668917" table:style-name="ce39">
            <text:p>67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4" table:style-name="ce38">
            <text:p>24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388" table:style-name="ce38">
            <text:p>3.388</text:p>
          </table:table-cell>
          <table:table-cell office:value-type="string" table:style-name="ce39">
            <text:p>-</text:p>
          </table:table-cell>
          <table:table-cell office:value-type="float" office:value="9000" table:style-name="ce38">
            <text:p>9.000</text:p>
          </table:table-cell>
          <table:table-cell office:value-type="string" table:style-name="ce39">
            <text:p>-</text:p>
          </table:table-cell>
          <table:table-cell office:value-type="float" office:value="20590" table:style-name="ce38">
            <text:p>20.590</text:p>
          </table:table-cell>
          <table:table-cell office:value-type="string" table:style-name="ce39">
            <text:p>-</text:p>
          </table:table-cell>
          <table:table-cell office:value-type="float" office:value="29169" table:style-name="ce38">
            <text:p>29.169</text:p>
          </table:table-cell>
          <table:table-cell office:value-type="string" table:style-name="ce39">
            <text:p>-</text:p>
          </table:table-cell>
          <table:table-cell office:value-type="float" office:value="21811" table:style-name="ce38">
            <text:p>21.811</text:p>
          </table:table-cell>
          <table:table-cell office:value-type="string" table:style-name="ce39">
            <text:p>-</text:p>
          </table:table-cell>
          <table:table-cell office:value-type="float" office:value="844" table:style-name="ce38">
            <text:p>844</text:p>
          </table:table-cell>
          <table:table-cell office:value-type="string" table:style-name="ce39">
            <text:p>-</text:p>
          </table:table-cell>
          <table:table-cell office:value-type="float" office:value="84844" table:style-name="ce38">
            <text:p>84.844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47" table:style-name="ce41">
            <text:p>147</text:p>
          </table:table-cell>
          <table:table-cell office:value-type="string" table:style-name="ce42">
            <text:p>-</text:p>
          </table:table-cell>
          <table:table-cell office:value-type="float" office:value="440" table:style-name="ce41">
            <text:p>440</text:p>
          </table:table-cell>
          <table:table-cell office:value-type="string" table:style-name="ce42">
            <text:p>-</text:p>
          </table:table-cell>
          <table:table-cell office:value-type="float" office:value="798" table:style-name="ce41">
            <text:p>798</text:p>
          </table:table-cell>
          <table:table-cell office:value-type="string" table:style-name="ce42">
            <text:p>-</text:p>
          </table:table-cell>
          <table:table-cell office:value-type="float" office:value="845" table:style-name="ce41">
            <text:p>845</text:p>
          </table:table-cell>
          <table:table-cell office:value-type="string" table:style-name="ce42">
            <text:p>-</text:p>
          </table:table-cell>
          <table:table-cell office:value-type="float" office:value="754" table:style-name="ce41">
            <text:p>754</text:p>
          </table:table-cell>
          <table:table-cell office:value-type="string" table:style-name="ce42">
            <text:p>-</text:p>
          </table:table-cell>
          <table:table-cell office:value-type="float" office:value="69" table:style-name="ce41">
            <text:p>69</text:p>
          </table:table-cell>
          <table:table-cell office:value-type="string" table:style-name="ce42">
            <text:p>-</text:p>
          </table:table-cell>
          <table:table-cell office:value-type="float" office:value="3088" table:style-name="ce41">
            <text:p>3.088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90010" table:style-name="ce45">
            <text:p>2.890.010</text:p>
          </table:table-cell>
          <table:table-cell office:value-type="percentage" office:value="1" table:style-name="ce46">
            <text:p>100,0%</text:p>
          </table:table-cell>
          <table:table-cell office:value-type="float" office:value="3892865" table:style-name="ce45">
            <text:p>3.892.865</text:p>
          </table:table-cell>
          <table:table-cell office:value-type="percentage" office:value="0.98303554631323631" table:style-name="ce46">
            <text:p>98,3%</text:p>
          </table:table-cell>
          <table:table-cell office:value-type="float" office:value="5059477" table:style-name="ce45">
            <text:p>5.059.477</text:p>
          </table:table-cell>
          <table:table-cell office:value-type="percentage" office:value="0.94800267416852879" table:style-name="ce46">
            <text:p>94,8%</text:p>
          </table:table-cell>
          <table:table-cell office:value-type="float" office:value="6390674" table:style-name="ce45">
            <text:p>6.390.674</text:p>
          </table:table-cell>
          <table:table-cell office:value-type="percentage" office:value="0.90863016624045645" table:style-name="ce46">
            <text:p>90,9%</text:p>
          </table:table-cell>
          <table:table-cell office:value-type="float" office:value="6499105" table:style-name="ce45">
            <text:p>6.499.105</text:p>
          </table:table-cell>
          <table:table-cell office:value-type="percentage" office:value="0.823532892695233" table:style-name="ce46">
            <text:p>82,4%</text:p>
          </table:table-cell>
          <table:table-cell office:value-type="float" office:value="3970760" table:style-name="ce45">
            <text:p>3.970.760</text:p>
          </table:table-cell>
          <table:table-cell office:value-type="percentage" office:value="0.63731992938498516" table:style-name="ce46">
            <text:p>63,7%</text:p>
          </table:table-cell>
          <table:table-cell office:value-type="float" office:value="2313581" table:style-name="ce45">
            <text:p>2.313.581</text:p>
          </table:table-cell>
          <table:table-cell office:value-type="percentage" office:value="0.46789675284752785" table:style-name="ce46">
            <text:p>46,8%</text:p>
          </table:table-cell>
          <table:table-cell office:value-type="float" office:value="637171" table:style-name="ce45">
            <text:p>637.171</text:p>
          </table:table-cell>
          <table:table-cell office:value-type="percentage" office:value="0.16385251984860696" table:style-name="ce46">
            <text:p>16,4%</text:p>
          </table:table-cell>
          <table:table-cell office:value-type="float" office:value="31653643" table:style-name="ce45">
            <text:p>31.653.643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5151407910578549" table:style-name="ce46">
            <text:p>75,2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8-24T14:31:26Z</meta:creation-date>
    <dc:date>2021-08-24T14:31:44Z</dc:date>
    <meta:print-date>2021-08-24T14:31:35Z</meta:print-date>
  </office:meta>
</office:document-meta>
</file>